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>
            <text:p>RMIN</text:p>
          </table:table-cell>
          <table:table-cell office:value-type="string" calcext:value-type="string">
            <text:p>EPS(KCAL/MOL)</text:p>
          </table:table-cell>
          <table:table-cell table:number-columns-repeated="6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2.886" calcext:value-type="float">
            <text:p>2.886</text:p>
          </table:table-cell>
          <table:table-cell office:value-type="float" office:value="0.044" calcext:value-type="float">
            <text:p>0.044</text:p>
          </table:table-cell>
          <table:table-cell table:formula="of:=[.C2]*0.8908987181" office:value-type="float" office:value="2.5711337004366" calcext:value-type="float">
            <text:p>2.5711337004366</text:p>
          </table:table-cell>
          <table:table-cell table:formula="of:=[.D2]/0.0019872041" office:value-type="float" office:value="22.1416612415403" calcext:value-type="float">
            <text:p>22.1416612415403</text:p>
          </table:table-cell>
          <table:table-cell table:number-columns-repeated="4"/>
          <table:table-cell office:value-type="float" office:value="2.5711337004366" calcext:value-type="float">
            <text:p>2.57</text:p>
          </table:table-cell>
          <table:table-cell office:value-type="float" office:value="22.1416612415403" calcext:value-type="float">
            <text:p>22.14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float" office:value="2.5711337004366" calcext:value-type="float">
            <text:p>2.57</text:p>
          </table:table-cell>
          <table:table-cell office:value-type="float" office:value="22.1416612415403" calcext:value-type="float">
            <text:p>22.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float" office:value="2.451" calcext:value-type="float">
            <text:p>2.451</text:p>
          </table:table-cell>
          <table:table-cell office:value-type="float" office:value="0.025" calcext:value-type="float">
            <text:p>0.025</text:p>
          </table:table-cell>
          <table:table-cell table:formula="of:=[.C3]*0.8908987181" office:value-type="float" office:value="2.1835927580631" calcext:value-type="float">
            <text:p>2.1835927580631</text:p>
          </table:table-cell>
          <table:table-cell table:formula="of:=[.D3]/0.0019872041" office:value-type="float" office:value="12.5804893417843" calcext:value-type="float">
            <text:p>12.5804893417843</text:p>
          </table:table-cell>
          <table:table-cell table:number-columns-repeated="3"/>
          <table:table-cell table:style-name="ce1"/>
          <table:table-cell office:value-type="float" office:value="2.1835927580631" calcext:value-type="float">
            <text:p>2.18</text:p>
          </table:table-cell>
          <table:table-cell office:value-type="float" office:value="12.5804893417843" calcext:value-type="float">
            <text:p>12.58</text:p>
          </table:table-cell>
          <table:table-cell table:number-columns-repeated="2"/>
          <table:table-cell office:value-type="string" calcext:value-type="string">
            <text:p>LI</text:p>
          </table:table-cell>
          <table:table-cell office:value-type="float" office:value="2.1835927580631" calcext:value-type="float">
            <text:p>2.18</text:p>
          </table:table-cell>
          <table:table-cell office:value-type="float" office:value="12.5804893417843" calcext:value-type="float">
            <text:p>12.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float" office:value="2.745" calcext:value-type="float">
            <text:p>2.745</text:p>
          </table:table-cell>
          <table:table-cell office:value-type="float" office:value="0.085" calcext:value-type="float">
            <text:p>0.085</text:p>
          </table:table-cell>
          <table:table-cell table:formula="of:=[.C4]*0.8908987181" office:value-type="float" office:value="2.4455169811845" calcext:value-type="float">
            <text:p>2.4455169811845</text:p>
          </table:table-cell>
          <table:table-cell table:formula="of:=[.D4]/0.0019872041" office:value-type="float" office:value="42.7736637620665" calcext:value-type="float">
            <text:p>42.7736637620665</text:p>
          </table:table-cell>
          <table:table-cell table:number-columns-repeated="3"/>
          <table:table-cell table:style-name="ce1"/>
          <table:table-cell office:value-type="float" office:value="2.4455169811845" calcext:value-type="float">
            <text:p>2.45</text:p>
          </table:table-cell>
          <table:table-cell office:value-type="float" office:value="42.7736637620665" calcext:value-type="float">
            <text:p>42.77</text:p>
          </table:table-cell>
          <table:table-cell table:number-columns-repeated="2"/>
          <table:table-cell office:value-type="string" calcext:value-type="string">
            <text:p>BE</text:p>
          </table:table-cell>
          <table:table-cell office:value-type="float" office:value="2.4455169811845" calcext:value-type="float">
            <text:p>2.45</text:p>
          </table:table-cell>
          <table:table-cell office:value-type="float" office:value="42.7736637620665" calcext:value-type="float">
            <text:p>42.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4.083" calcext:value-type="float">
            <text:p>4.083</text:p>
          </table:table-cell>
          <table:table-cell office:value-type="float" office:value="0.15" calcext:value-type="float">
            <text:p>0.15</text:p>
          </table:table-cell>
          <table:table-cell table:formula="of:=[.C5]*0.8908987181" office:value-type="float" office:value="3.6375394660023" calcext:value-type="float">
            <text:p>3.6375394660023</text:p>
          </table:table-cell>
          <table:table-cell table:formula="of:=[.D5]/0.0019872041" office:value-type="float" office:value="75.4829360507056" calcext:value-type="float">
            <text:p>75.4829360507056</text:p>
          </table:table-cell>
          <table:table-cell table:number-columns-repeated="3"/>
          <table:table-cell table:style-name="ce1"/>
          <table:table-cell office:value-type="float" office:value="3.6375394660023" calcext:value-type="float">
            <text:p>3.64</text:p>
          </table:table-cell>
          <table:table-cell office:value-type="float" office:value="75.4829360507056" calcext:value-type="float">
            <text:p>75.48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3.6375394660023" calcext:value-type="float">
            <text:p>3.64</text:p>
          </table:table-cell>
          <table:table-cell office:value-type="float" office:value="75.4829360507056" calcext:value-type="float">
            <text:p>75.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3.851" calcext:value-type="float">
            <text:p>3.851</text:p>
          </table:table-cell>
          <table:table-cell office:value-type="float" office:value="0.105" calcext:value-type="float">
            <text:p>0.105</text:p>
          </table:table-cell>
          <table:table-cell table:formula="of:=[.C6]*0.8908987181" office:value-type="float" office:value="3.4308509634031" calcext:value-type="float">
            <text:p>3.4308509634031</text:p>
          </table:table-cell>
          <table:table-cell table:formula="of:=[.D6]/0.0019872041" office:value-type="float" office:value="52.8380552354939" calcext:value-type="float">
            <text:p>52.8380552354939</text:p>
          </table:table-cell>
          <table:table-cell table:number-columns-repeated="3"/>
          <table:table-cell table:style-name="ce1"/>
          <table:table-cell office:value-type="float" office:value="3.4308509634031" calcext:value-type="float">
            <text:p>3.43</text:p>
          </table:table-cell>
          <table:table-cell office:value-type="float" office:value="52.8380552354939" calcext:value-type="float">
            <text:p>52.84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3.4308509634031" calcext:value-type="float">
            <text:p>3.43</text:p>
          </table:table-cell>
          <table:table-cell office:value-type="float" office:value="52.8380552354939" calcext:value-type="float">
            <text:p>52.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.66" calcext:value-type="float">
            <text:p>3.66</text:p>
          </table:table-cell>
          <table:table-cell office:value-type="float" office:value="0.069" calcext:value-type="float">
            <text:p>0.069</text:p>
          </table:table-cell>
          <table:table-cell table:formula="of:=[.C7]*0.8908987181" office:value-type="float" office:value="3.260689308246" calcext:value-type="float">
            <text:p>3.260689308246</text:p>
          </table:table-cell>
          <table:table-cell table:formula="of:=[.D7]/0.0019872041" office:value-type="float" office:value="34.7221505833246" calcext:value-type="float">
            <text:p>34.7221505833246</text:p>
          </table:table-cell>
          <table:table-cell table:number-columns-repeated="3"/>
          <table:table-cell table:style-name="ce1"/>
          <table:table-cell office:value-type="float" office:value="3.260689308246" calcext:value-type="float">
            <text:p>3.26</text:p>
          </table:table-cell>
          <table:table-cell office:value-type="float" office:value="34.7221505833246" calcext:value-type="float">
            <text:p>34.72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3.260689308246" calcext:value-type="float">
            <text:p>3.26</text:p>
          </table:table-cell>
          <table:table-cell office:value-type="float" office:value="34.7221505833246" calcext:value-type="float">
            <text:p>34.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3.5" calcext:value-type="float">
            <text:p>3.5</text:p>
          </table:table-cell>
          <table:table-cell office:value-type="float" office:value="0.06" calcext:value-type="float">
            <text:p>0.06</text:p>
          </table:table-cell>
          <table:table-cell table:formula="of:=[.C8]*0.8908987181" office:value-type="float" office:value="3.11814551335" calcext:value-type="float">
            <text:p>3.11814551335</text:p>
          </table:table-cell>
          <table:table-cell table:formula="of:=[.D8]/0.0019872041" office:value-type="float" office:value="30.1931744202822" calcext:value-type="float">
            <text:p>30.1931744202822</text:p>
          </table:table-cell>
          <table:table-cell table:number-columns-repeated="3"/>
          <table:table-cell table:style-name="ce1"/>
          <table:table-cell office:value-type="float" office:value="3.11814551335" calcext:value-type="float">
            <text:p>3.12</text:p>
          </table:table-cell>
          <table:table-cell office:value-type="float" office:value="30.1931744202822" calcext:value-type="float">
            <text:p>30.19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float" office:value="3.11814551335" calcext:value-type="float">
            <text:p>3.12</text:p>
          </table:table-cell>
          <table:table-cell office:value-type="float" office:value="30.1931744202822" calcext:value-type="float">
            <text:p>30.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3.364" calcext:value-type="float">
            <text:p>3.364</text:p>
          </table:table-cell>
          <table:table-cell office:value-type="float" office:value="0.05" calcext:value-type="float">
            <text:p>0.05</text:p>
          </table:table-cell>
          <table:table-cell table:formula="of:=[.C9]*0.8908987181" office:value-type="float" office:value="2.9969832876884" calcext:value-type="float">
            <text:p>2.9969832876884</text:p>
          </table:table-cell>
          <table:table-cell table:formula="of:=[.D9]/0.0019872041" office:value-type="float" office:value="25.1609786835685" calcext:value-type="float">
            <text:p>25.1609786835685</text:p>
          </table:table-cell>
          <table:table-cell table:number-columns-repeated="3"/>
          <table:table-cell table:style-name="ce1"/>
          <table:table-cell office:value-type="float" office:value="2.9969832876884" calcext:value-type="float">
            <text:p>3.00</text:p>
          </table:table-cell>
          <table:table-cell office:value-type="float" office:value="25.1609786835685" calcext:value-type="float">
            <text:p>25.16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float" office:value="2.9969832876884" calcext:value-type="float">
            <text:p>3.00</text:p>
          </table:table-cell>
          <table:table-cell office:value-type="float" office:value="25.1609786835685" calcext:value-type="float">
            <text:p>25.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office:value-type="float" office:value="2.983" calcext:value-type="float">
            <text:p>2.983</text:p>
          </table:table-cell>
          <table:table-cell office:value-type="float" office:value="0.03" calcext:value-type="float">
            <text:p>0.03</text:p>
          </table:table-cell>
          <table:table-cell table:formula="of:=[.C10]*0.8908987181" office:value-type="float" office:value="2.6575508760923" calcext:value-type="float">
            <text:p>2.6575508760923</text:p>
          </table:table-cell>
          <table:table-cell table:formula="of:=[.D10]/0.0019872041" office:value-type="float" office:value="15.0965872101411" calcext:value-type="float">
            <text:p>15.0965872101411</text:p>
          </table:table-cell>
          <table:table-cell table:number-columns-repeated="3"/>
          <table:table-cell table:style-name="ce1"/>
          <table:table-cell office:value-type="float" office:value="2.6575508760923" calcext:value-type="float">
            <text:p>2.66</text:p>
          </table:table-cell>
          <table:table-cell office:value-type="float" office:value="15.0965872101411" calcext:value-type="float">
            <text:p>15.10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float" office:value="2.6575508760923" calcext:value-type="float">
            <text:p>2.66</text:p>
          </table:table-cell>
          <table:table-cell office:value-type="float" office:value="15.0965872101411" calcext:value-type="float">
            <text:p>15.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3.021" calcext:value-type="float">
            <text:p>3.021</text:p>
          </table:table-cell>
          <table:table-cell office:value-type="float" office:value="0.111" calcext:value-type="float">
            <text:p>0.111</text:p>
          </table:table-cell>
          <table:table-cell table:formula="of:=[.C11]*0.8908987181" office:value-type="float" office:value="2.6914050273801" calcext:value-type="float">
            <text:p>2.6914050273801</text:p>
          </table:table-cell>
          <table:table-cell table:formula="of:=[.D11]/0.0019872041" office:value-type="float" office:value="55.8573726775221" calcext:value-type="float">
            <text:p>55.8573726775221</text:p>
          </table:table-cell>
          <table:table-cell table:number-columns-repeated="3"/>
          <table:table-cell table:style-name="ce1"/>
          <table:table-cell office:value-type="float" office:value="2.6914050273801" calcext:value-type="float">
            <text:p>2.69</text:p>
          </table:table-cell>
          <table:table-cell office:value-type="float" office:value="55.8573726775221" calcext:value-type="float">
            <text:p>55.86</text:p>
          </table:table-cell>
          <table:table-cell table:number-columns-repeated="2"/>
          <table:table-cell office:value-type="string" calcext:value-type="string">
            <text:p>MG</text:p>
          </table:table-cell>
          <table:table-cell office:value-type="float" office:value="2.6914050273801" calcext:value-type="float">
            <text:p>2.69</text:p>
          </table:table-cell>
          <table:table-cell office:value-type="float" office:value="55.8573726775221" calcext:value-type="float">
            <text:p>55.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float" office:value="4.499" calcext:value-type="float">
            <text:p>4.499</text:p>
          </table:table-cell>
          <table:table-cell office:value-type="float" office:value="0.505" calcext:value-type="float">
            <text:p>0.505</text:p>
          </table:table-cell>
          <table:table-cell table:formula="of:=[.C12]*0.8908987181" office:value-type="float" office:value="4.0081533327319" calcext:value-type="float">
            <text:p>4.0081533327319</text:p>
          </table:table-cell>
          <table:table-cell table:formula="of:=[.D12]/0.0019872041" office:value-type="float" office:value="254.125884704042" calcext:value-type="float">
            <text:p>254.125884704042</text:p>
          </table:table-cell>
          <table:table-cell table:number-columns-repeated="3"/>
          <table:table-cell table:style-name="ce1"/>
          <table:table-cell office:value-type="float" office:value="4.0081533327319" calcext:value-type="float">
            <text:p>4.01</text:p>
          </table:table-cell>
          <table:table-cell office:value-type="float" office:value="254.125884704042" calcext:value-type="float">
            <text:p>254.13</text:p>
          </table:table-cell>
          <table:table-cell table:number-columns-repeated="2"/>
          <table:table-cell office:value-type="string" calcext:value-type="string">
            <text:p>AL</text:p>
          </table:table-cell>
          <table:table-cell office:value-type="float" office:value="4.0081533327319" calcext:value-type="float">
            <text:p>4.01</text:p>
          </table:table-cell>
          <table:table-cell office:value-type="float" office:value="254.125884704042" calcext:value-type="float">
            <text:p>254.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float" office:value="4.295" calcext:value-type="float">
            <text:p>4.295</text:p>
          </table:table-cell>
          <table:table-cell office:value-type="float" office:value="0.402" calcext:value-type="float">
            <text:p>0.402</text:p>
          </table:table-cell>
          <table:table-cell table:formula="of:=[.C13]*0.8908987181" office:value-type="float" office:value="3.8264099942395" calcext:value-type="float">
            <text:p>3.8264099942395</text:p>
          </table:table-cell>
          <table:table-cell table:formula="of:=[.D13]/0.0019872041" office:value-type="float" office:value="202.294268615891" calcext:value-type="float">
            <text:p>202.294268615891</text:p>
          </table:table-cell>
          <table:table-cell table:number-columns-repeated="3"/>
          <table:table-cell table:style-name="ce1"/>
          <table:table-cell office:value-type="float" office:value="3.8264099942395" calcext:value-type="float">
            <text:p>3.83</text:p>
          </table:table-cell>
          <table:table-cell office:value-type="float" office:value="202.294268615891" calcext:value-type="float">
            <text:p>202.29</text:p>
          </table:table-cell>
          <table:table-cell table:number-columns-repeated="2"/>
          <table:table-cell office:value-type="string" calcext:value-type="string">
            <text:p>SI</text:p>
          </table:table-cell>
          <table:table-cell office:value-type="float" office:value="3.8264099942395" calcext:value-type="float">
            <text:p>3.83</text:p>
          </table:table-cell>
          <table:table-cell office:value-type="float" office:value="202.294268615891" calcext:value-type="float">
            <text:p>202.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float" office:value="4.147" calcext:value-type="float">
            <text:p>4.147</text:p>
          </table:table-cell>
          <table:table-cell office:value-type="float" office:value="0.305" calcext:value-type="float">
            <text:p>0.305</text:p>
          </table:table-cell>
          <table:table-cell table:formula="of:=[.C14]*0.8908987181" office:value-type="float" office:value="3.6945569839607" calcext:value-type="float">
            <text:p>3.6945569839607</text:p>
          </table:table-cell>
          <table:table-cell table:formula="of:=[.D14]/0.0019872041" office:value-type="float" office:value="153.481969969768" calcext:value-type="float">
            <text:p>153.481969969768</text:p>
          </table:table-cell>
          <table:table-cell table:number-columns-repeated="3"/>
          <table:table-cell table:style-name="ce1"/>
          <table:table-cell office:value-type="float" office:value="3.6945569839607" calcext:value-type="float">
            <text:p>3.69</text:p>
          </table:table-cell>
          <table:table-cell office:value-type="float" office:value="153.481969969768" calcext:value-type="float">
            <text:p>153.48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float" office:value="3.6945569839607" calcext:value-type="float">
            <text:p>3.69</text:p>
          </table:table-cell>
          <table:table-cell office:value-type="float" office:value="153.481969969768" calcext:value-type="float">
            <text:p>153.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4.035" calcext:value-type="float">
            <text:p>4.035</text:p>
          </table:table-cell>
          <table:table-cell office:value-type="float" office:value="0.274" calcext:value-type="float">
            <text:p>0.274</text:p>
          </table:table-cell>
          <table:table-cell table:formula="of:=[.C15]*0.8908987181" office:value-type="float" office:value="3.5947763275335" calcext:value-type="float">
            <text:p>3.5947763275335</text:p>
          </table:table-cell>
          <table:table-cell table:formula="of:=[.D15]/0.0019872041" office:value-type="float" office:value="137.882163185956" calcext:value-type="float">
            <text:p>137.882163185956</text:p>
          </table:table-cell>
          <table:table-cell table:number-columns-repeated="3"/>
          <table:table-cell table:style-name="ce1"/>
          <table:table-cell office:value-type="float" office:value="3.5947763275335" calcext:value-type="float">
            <text:p>3.59</text:p>
          </table:table-cell>
          <table:table-cell office:value-type="float" office:value="137.882163185956" calcext:value-type="float">
            <text:p>137.8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.5947763275335" calcext:value-type="float">
            <text:p>3.59</text:p>
          </table:table-cell>
          <table:table-cell office:value-type="float" office:value="137.882163185956" calcext:value-type="float">
            <text:p>137.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CL</text:p>
          </table:table-cell>
          <table:table-cell office:value-type="float" office:value="3.947" calcext:value-type="float">
            <text:p>3.947</text:p>
          </table:table-cell>
          <table:table-cell office:value-type="float" office:value="0.227" calcext:value-type="float">
            <text:p>0.227</text:p>
          </table:table-cell>
          <table:table-cell table:formula="of:=[.C16]*0.8908987181" office:value-type="float" office:value="3.5163772403407" calcext:value-type="float">
            <text:p>3.5163772403407</text:p>
          </table:table-cell>
          <table:table-cell table:formula="of:=[.D16]/0.0019872041" office:value-type="float" office:value="114.230843223401" calcext:value-type="float">
            <text:p>114.230843223401</text:p>
          </table:table-cell>
          <table:table-cell table:number-columns-repeated="3"/>
          <table:table-cell table:style-name="ce1"/>
          <table:table-cell office:value-type="float" office:value="3.5163772403407" calcext:value-type="float">
            <text:p>3.52</text:p>
          </table:table-cell>
          <table:table-cell office:value-type="float" office:value="114.230843223401" calcext:value-type="float">
            <text:p>114.23</text:p>
          </table:table-cell>
          <table:table-cell table:number-columns-repeated="2"/>
          <table:table-cell office:value-type="string" calcext:value-type="string">
            <text:p>CL</text:p>
          </table:table-cell>
          <table:table-cell office:value-type="float" office:value="3.5163772403407" calcext:value-type="float">
            <text:p>3.52</text:p>
          </table:table-cell>
          <table:table-cell office:value-type="float" office:value="114.230843223401" calcext:value-type="float">
            <text:p>114.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3.812" calcext:value-type="float">
            <text:p>3.812</text:p>
          </table:table-cell>
          <table:table-cell office:value-type="float" office:value="0.035" calcext:value-type="float">
            <text:p>0.035</text:p>
          </table:table-cell>
          <table:table-cell table:formula="of:=[.C17]*0.8908987181" office:value-type="float" office:value="3.3961059133972" calcext:value-type="float">
            <text:p>3.3961059133972</text:p>
          </table:table-cell>
          <table:table-cell table:formula="of:=[.D17]/0.0019872041" office:value-type="float" office:value="17.612685078498" calcext:value-type="float">
            <text:p>17.612685078498</text:p>
          </table:table-cell>
          <table:table-cell table:number-columns-repeated="3"/>
          <table:table-cell table:style-name="ce1"/>
          <table:table-cell office:value-type="float" office:value="3.3961059133972" calcext:value-type="float">
            <text:p>3.40</text:p>
          </table:table-cell>
          <table:table-cell office:value-type="float" office:value="17.612685078498" calcext:value-type="float">
            <text:p>17.61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float" office:value="3.3961059133972" calcext:value-type="float">
            <text:p>3.40</text:p>
          </table:table-cell>
          <table:table-cell office:value-type="float" office:value="17.612685078498" calcext:value-type="float">
            <text:p>17.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float" office:value="3.399" calcext:value-type="float">
            <text:p>3.399</text:p>
          </table:table-cell>
          <table:table-cell office:value-type="float" office:value="0.238" calcext:value-type="float">
            <text:p>0.238</text:p>
          </table:table-cell>
          <table:table-cell table:formula="of:=[.C18]*0.8908987181" office:value-type="float" office:value="3.0281647428219" calcext:value-type="float">
            <text:p>3.0281647428219</text:p>
          </table:table-cell>
          <table:table-cell table:formula="of:=[.D18]/0.0019872041" office:value-type="float" office:value="119.766258533786" calcext:value-type="float">
            <text:p>119.766258533786</text:p>
          </table:table-cell>
          <table:table-cell table:number-columns-repeated="3"/>
          <table:table-cell table:style-name="ce1"/>
          <table:table-cell office:value-type="float" office:value="3.0281647428219" calcext:value-type="float">
            <text:p>3.03</text:p>
          </table:table-cell>
          <table:table-cell office:value-type="float" office:value="119.766258533786" calcext:value-type="float">
            <text:p>119.77</text:p>
          </table:table-cell>
          <table:table-cell table:number-columns-repeated="2"/>
          <table:table-cell office:value-type="string" calcext:value-type="string">
            <text:p>CA</text:p>
          </table:table-cell>
          <table:table-cell office:value-type="float" office:value="3.0281647428219" calcext:value-type="float">
            <text:p>3.03</text:p>
          </table:table-cell>
          <table:table-cell office:value-type="float" office:value="119.766258533786" calcext:value-type="float">
            <text:p>119.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float" office:value="3.295" calcext:value-type="float">
            <text:p>3.295</text:p>
          </table:table-cell>
          <table:table-cell office:value-type="float" office:value="0.019" calcext:value-type="float">
            <text:p>0.019</text:p>
          </table:table-cell>
          <table:table-cell table:formula="of:=[.C19]*0.8908987181" office:value-type="float" office:value="2.9355112761395" calcext:value-type="float">
            <text:p>2.9355112761395</text:p>
          </table:table-cell>
          <table:table-cell table:formula="of:=[.D19]/0.0019872041" office:value-type="float" office:value="9.56117189975604" calcext:value-type="float">
            <text:p>9.56117189975604</text:p>
          </table:table-cell>
          <table:table-cell table:number-columns-repeated="3"/>
          <table:table-cell table:style-name="ce1"/>
          <table:table-cell office:value-type="float" office:value="2.9355112761395" calcext:value-type="float">
            <text:p>2.94</text:p>
          </table:table-cell>
          <table:table-cell office:value-type="float" office:value="9.56117189975604" calcext:value-type="float">
            <text:p>9.56</text:p>
          </table:table-cell>
          <table:table-cell table:number-columns-repeated="2"/>
          <table:table-cell office:value-type="string" calcext:value-type="string">
            <text:p>SC</text:p>
          </table:table-cell>
          <table:table-cell office:value-type="float" office:value="2.9355112761395" calcext:value-type="float">
            <text:p>2.94</text:p>
          </table:table-cell>
          <table:table-cell office:value-type="float" office:value="9.56117189975604" calcext:value-type="float">
            <text:p>9.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.175" calcext:value-type="float">
            <text:p>3.175</text:p>
          </table:table-cell>
          <table:table-cell office:value-type="float" office:value="0.017" calcext:value-type="float">
            <text:p>0.017</text:p>
          </table:table-cell>
          <table:table-cell table:formula="of:=[.C20]*0.8908987181" office:value-type="float" office:value="2.8286034299675" calcext:value-type="float">
            <text:p>2.8286034299675</text:p>
          </table:table-cell>
          <table:table-cell table:formula="of:=[.D20]/0.0019872041" office:value-type="float" office:value="8.5547327524133" calcext:value-type="float">
            <text:p>8.5547327524133</text:p>
          </table:table-cell>
          <table:table-cell table:number-columns-repeated="3"/>
          <table:table-cell table:style-name="ce1"/>
          <table:table-cell office:value-type="float" office:value="2.8286034299675" calcext:value-type="float">
            <text:p>2.83</text:p>
          </table:table-cell>
          <table:table-cell office:value-type="float" office:value="8.5547327524133" calcext:value-type="float">
            <text:p>8.55</text:p>
          </table:table-cell>
          <table:table-cell table:number-columns-repeated="2"/>
          <table:table-cell office:value-type="string" calcext:value-type="string">
            <text:p>TI</text:p>
          </table:table-cell>
          <table:table-cell office:value-type="float" office:value="2.8286034299675" calcext:value-type="float">
            <text:p>2.83</text:p>
          </table:table-cell>
          <table:table-cell office:value-type="float" office:value="8.5547327524133" calcext:value-type="float">
            <text:p>8.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3.144" calcext:value-type="float">
            <text:p>3.144</text:p>
          </table:table-cell>
          <table:table-cell office:value-type="float" office:value="0.016" calcext:value-type="float">
            <text:p>0.016</text:p>
          </table:table-cell>
          <table:table-cell table:formula="of:=[.C21]*0.8908987181" office:value-type="float" office:value="2.8009855697064" calcext:value-type="float">
            <text:p>2.8009855697064</text:p>
          </table:table-cell>
          <table:table-cell table:formula="of:=[.D21]/0.0019872041" office:value-type="float" office:value="8.05151317874193" calcext:value-type="float">
            <text:p>8.05151317874193</text:p>
          </table:table-cell>
          <table:table-cell table:number-columns-repeated="3"/>
          <table:table-cell table:style-name="ce1"/>
          <table:table-cell office:value-type="float" office:value="2.8009855697064" calcext:value-type="float">
            <text:p>2.80</text:p>
          </table:table-cell>
          <table:table-cell office:value-type="float" office:value="8.05151317874193" calcext:value-type="float">
            <text:p>8.05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float" office:value="2.8009855697064" calcext:value-type="float">
            <text:p>2.80</text:p>
          </table:table-cell>
          <table:table-cell office:value-type="float" office:value="8.05151317874193" calcext:value-type="float">
            <text:p>8.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CR</text:p>
          </table:table-cell>
          <table:table-cell office:value-type="float" office:value="3.023" calcext:value-type="float">
            <text:p>3.023</text:p>
          </table:table-cell>
          <table:table-cell office:value-type="float" office:value="0.015" calcext:value-type="float">
            <text:p>0.015</text:p>
          </table:table-cell>
          <table:table-cell table:formula="of:=[.C22]*0.8908987181" office:value-type="float" office:value="2.6931868248163" calcext:value-type="float">
            <text:p>2.6931868248163</text:p>
          </table:table-cell>
          <table:table-cell table:formula="of:=[.D22]/0.0019872041" office:value-type="float" office:value="7.54829360507056" calcext:value-type="float">
            <text:p>7.54829360507056</text:p>
          </table:table-cell>
          <table:table-cell table:number-columns-repeated="3"/>
          <table:table-cell table:style-name="ce1"/>
          <table:table-cell office:value-type="float" office:value="2.6931868248163" calcext:value-type="float">
            <text:p>2.69</text:p>
          </table:table-cell>
          <table:table-cell office:value-type="float" office:value="7.54829360507056" calcext:value-type="float">
            <text:p>7.55</text:p>
          </table:table-cell>
          <table:table-cell table:number-columns-repeated="2"/>
          <table:table-cell office:value-type="string" calcext:value-type="string">
            <text:p>CR</text:p>
          </table:table-cell>
          <table:table-cell office:value-type="float" office:value="2.6931868248163" calcext:value-type="float">
            <text:p>2.69</text:p>
          </table:table-cell>
          <table:table-cell office:value-type="float" office:value="7.54829360507056" calcext:value-type="float">
            <text:p>7.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MN</text:p>
          </table:table-cell>
          <table:table-cell office:value-type="float" office:value="2.961" calcext:value-type="float">
            <text:p>2.961</text:p>
          </table:table-cell>
          <table:table-cell office:value-type="float" office:value="0.013" calcext:value-type="float">
            <text:p>0.013</text:p>
          </table:table-cell>
          <table:table-cell table:formula="of:=[.C23]*0.8908987181" office:value-type="float" office:value="2.6379511042941" calcext:value-type="float">
            <text:p>2.6379511042941</text:p>
          </table:table-cell>
          <table:table-cell table:formula="of:=[.D23]/0.0019872041" office:value-type="float" office:value="6.54185445772782" calcext:value-type="float">
            <text:p>6.54185445772782</text:p>
          </table:table-cell>
          <table:table-cell table:number-columns-repeated="3"/>
          <table:table-cell table:style-name="ce1"/>
          <table:table-cell office:value-type="float" office:value="2.6379511042941" calcext:value-type="float">
            <text:p>2.64</text:p>
          </table:table-cell>
          <table:table-cell office:value-type="float" office:value="6.54185445772782" calcext:value-type="float">
            <text:p>6.54</text:p>
          </table:table-cell>
          <table:table-cell table:number-columns-repeated="2"/>
          <table:table-cell office:value-type="string" calcext:value-type="string">
            <text:p>MN</text:p>
          </table:table-cell>
          <table:table-cell office:value-type="float" office:value="2.6379511042941" calcext:value-type="float">
            <text:p>2.64</text:p>
          </table:table-cell>
          <table:table-cell office:value-type="float" office:value="6.54185445772782" calcext:value-type="float">
            <text:p>6.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FE</text:p>
          </table:table-cell>
          <table:table-cell office:value-type="float" office:value="2.912" calcext:value-type="float">
            <text:p>2.912</text:p>
          </table:table-cell>
          <table:table-cell office:value-type="float" office:value="0.013" calcext:value-type="float">
            <text:p>0.013</text:p>
          </table:table-cell>
          <table:table-cell table:formula="of:=[.C24]*0.8908987181" office:value-type="float" office:value="2.5942970671072" calcext:value-type="float">
            <text:p>2.5942970671072</text:p>
          </table:table-cell>
          <table:table-cell table:formula="of:=[.D24]/0.0019872041" office:value-type="float" office:value="6.54185445772782" calcext:value-type="float">
            <text:p>6.54185445772782</text:p>
          </table:table-cell>
          <table:table-cell table:number-columns-repeated="3"/>
          <table:table-cell table:style-name="ce1"/>
          <table:table-cell office:value-type="float" office:value="2.5942970671072" calcext:value-type="float">
            <text:p>2.59</text:p>
          </table:table-cell>
          <table:table-cell office:value-type="float" office:value="6.54185445772782" calcext:value-type="float">
            <text:p>6.54</text:p>
          </table:table-cell>
          <table:table-cell table:number-columns-repeated="2"/>
          <table:table-cell office:value-type="string" calcext:value-type="string">
            <text:p>FE</text:p>
          </table:table-cell>
          <table:table-cell office:value-type="float" office:value="2.5942970671072" calcext:value-type="float">
            <text:p>2.59</text:p>
          </table:table-cell>
          <table:table-cell office:value-type="float" office:value="6.54185445772782" calcext:value-type="float">
            <text:p>6.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float" office:value="2.872" calcext:value-type="float">
            <text:p>2.872</text:p>
          </table:table-cell>
          <table:table-cell office:value-type="float" office:value="0.014" calcext:value-type="float">
            <text:p>0.014</text:p>
          </table:table-cell>
          <table:table-cell table:formula="of:=[.C25]*0.8908987181" office:value-type="float" office:value="2.5586611183832" calcext:value-type="float">
            <text:p>2.5586611183832</text:p>
          </table:table-cell>
          <table:table-cell table:formula="of:=[.D25]/0.0019872041" office:value-type="float" office:value="7.04507403139919" calcext:value-type="float">
            <text:p>7.04507403139919</text:p>
          </table:table-cell>
          <table:table-cell table:number-columns-repeated="3"/>
          <table:table-cell table:style-name="ce1"/>
          <table:table-cell office:value-type="float" office:value="2.5586611183832" calcext:value-type="float">
            <text:p>2.56</text:p>
          </table:table-cell>
          <table:table-cell office:value-type="float" office:value="7.04507403139919" calcext:value-type="float">
            <text:p>7.05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float" office:value="2.5586611183832" calcext:value-type="float">
            <text:p>2.56</text:p>
          </table:table-cell>
          <table:table-cell office:value-type="float" office:value="7.04507403139919" calcext:value-type="float">
            <text:p>7.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float" office:value="2.834" calcext:value-type="float">
            <text:p>2.834</text:p>
          </table:table-cell>
          <table:table-cell office:value-type="float" office:value="0.015" calcext:value-type="float">
            <text:p>0.015</text:p>
          </table:table-cell>
          <table:table-cell table:formula="of:=[.C26]*0.8908987181" office:value-type="float" office:value="2.5248069670954" calcext:value-type="float">
            <text:p>2.5248069670954</text:p>
          </table:table-cell>
          <table:table-cell table:formula="of:=[.D26]/0.0019872041" office:value-type="float" office:value="7.54829360507056" calcext:value-type="float">
            <text:p>7.54829360507056</text:p>
          </table:table-cell>
          <table:table-cell table:number-columns-repeated="4"/>
          <table:table-cell office:value-type="float" office:value="2.5248069670954" calcext:value-type="float">
            <text:p>2.52</text:p>
          </table:table-cell>
          <table:table-cell office:value-type="float" office:value="7.54829360507056" calcext:value-type="float">
            <text:p>7.55</text:p>
          </table:table-cell>
          <table:table-cell table:number-columns-repeated="2"/>
          <table:table-cell office:value-type="string" calcext:value-type="string">
            <text:p>NI</text:p>
          </table:table-cell>
          <table:table-cell office:value-type="float" office:value="2.5248069670954" calcext:value-type="float">
            <text:p>2.52</text:p>
          </table:table-cell>
          <table:table-cell office:value-type="float" office:value="7.54829360507056" calcext:value-type="float">
            <text:p>7.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CU</text:p>
          </table:table-cell>
          <table:table-cell office:value-type="float" office:value="3.495" calcext:value-type="float">
            <text:p>3.495</text:p>
          </table:table-cell>
          <table:table-cell office:value-type="float" office:value="0.005" calcext:value-type="float">
            <text:p>0.005</text:p>
          </table:table-cell>
          <table:table-cell table:formula="of:=[.C27]*0.8908987181" office:value-type="float" office:value="3.1136910197595" calcext:value-type="float">
            <text:p>3.1136910197595</text:p>
          </table:table-cell>
          <table:table-cell table:formula="of:=[.D27]/0.0019872041" office:value-type="float" office:value="2.51609786835685" calcext:value-type="float">
            <text:p>2.51609786835685</text:p>
          </table:table-cell>
          <table:table-cell table:number-columns-repeated="4"/>
          <table:table-cell office:value-type="float" office:value="3.1136910197595" calcext:value-type="float">
            <text:p>3.11</text:p>
          </table:table-cell>
          <table:table-cell office:value-type="float" office:value="2.51609786835685" calcext:value-type="float">
            <text:p>2.52</text:p>
          </table:table-cell>
          <table:table-cell table:number-columns-repeated="2"/>
          <table:table-cell office:value-type="string" calcext:value-type="string">
            <text:p>CU</text:p>
          </table:table-cell>
          <table:table-cell office:value-type="float" office:value="3.1136910197595" calcext:value-type="float">
            <text:p>3.11</text:p>
          </table:table-cell>
          <table:table-cell office:value-type="float" office:value="2.51609786835685" calcext:value-type="float">
            <text:p>2.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ZN</text:p>
          </table:table-cell>
          <table:table-cell office:value-type="float" office:value="2.763" calcext:value-type="float">
            <text:p>2.763</text:p>
          </table:table-cell>
          <table:table-cell office:value-type="float" office:value="0.124" calcext:value-type="float">
            <text:p>0.124</text:p>
          </table:table-cell>
          <table:table-cell table:formula="of:=[.C28]*0.8908987181" office:value-type="float" office:value="2.4615531581103" calcext:value-type="float">
            <text:p>2.4615531581103</text:p>
          </table:table-cell>
          <table:table-cell table:formula="of:=[.D28]/0.0019872041" office:value-type="float" office:value="62.39922713525" calcext:value-type="float">
            <text:p>62.39922713525</text:p>
          </table:table-cell>
          <table:table-cell table:number-columns-repeated="4"/>
          <table:table-cell office:value-type="float" office:value="2.4615531581103" calcext:value-type="float">
            <text:p>2.46</text:p>
          </table:table-cell>
          <table:table-cell office:value-type="float" office:value="62.39922713525" calcext:value-type="float">
            <text:p>62.40</text:p>
          </table:table-cell>
          <table:table-cell table:number-columns-repeated="2"/>
          <table:table-cell office:value-type="string" calcext:value-type="string">
            <text:p>ZN</text:p>
          </table:table-cell>
          <table:table-cell office:value-type="float" office:value="2.4615531581103" calcext:value-type="float">
            <text:p>2.46</text:p>
          </table:table-cell>
          <table:table-cell office:value-type="float" office:value="62.39922713525" calcext:value-type="float">
            <text:p>62.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GA</text:p>
          </table:table-cell>
          <table:table-cell office:value-type="float" office:value="4.383" calcext:value-type="float">
            <text:p>4.383</text:p>
          </table:table-cell>
          <table:table-cell office:value-type="float" office:value="0.415" calcext:value-type="float">
            <text:p>0.415</text:p>
          </table:table-cell>
          <table:table-cell table:formula="of:=[.C29]*0.8908987181" office:value-type="float" office:value="3.9048090814323" calcext:value-type="float">
            <text:p>3.9048090814323</text:p>
          </table:table-cell>
          <table:table-cell table:formula="of:=[.D29]/0.0019872041" office:value-type="float" office:value="208.836123073619" calcext:value-type="float">
            <text:p>208.836123073619</text:p>
          </table:table-cell>
          <table:table-cell table:number-columns-repeated="4"/>
          <table:table-cell office:value-type="float" office:value="3.9048090814323" calcext:value-type="float">
            <text:p>3.90</text:p>
          </table:table-cell>
          <table:table-cell office:value-type="float" office:value="208.836123073619" calcext:value-type="float">
            <text:p>208.84</text:p>
          </table:table-cell>
          <table:table-cell table:number-columns-repeated="2"/>
          <table:table-cell office:value-type="string" calcext:value-type="string">
            <text:p>GA</text:p>
          </table:table-cell>
          <table:table-cell office:value-type="float" office:value="3.9048090814323" calcext:value-type="float">
            <text:p>3.90</text:p>
          </table:table-cell>
          <table:table-cell office:value-type="float" office:value="208.836123073619" calcext:value-type="float">
            <text:p>208.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GE</text:p>
          </table:table-cell>
          <table:table-cell office:value-type="float" office:value="4.28" calcext:value-type="float">
            <text:p>4.28</text:p>
          </table:table-cell>
          <table:table-cell office:value-type="float" office:value="0.379" calcext:value-type="float">
            <text:p>0.379</text:p>
          </table:table-cell>
          <table:table-cell table:formula="of:=[.C30]*0.8908987181" office:value-type="float" office:value="3.813046513468" calcext:value-type="float">
            <text:p>3.813046513468</text:p>
          </table:table-cell>
          <table:table-cell table:formula="of:=[.D30]/0.0019872041" office:value-type="float" office:value="190.720218421449" calcext:value-type="float">
            <text:p>190.720218421449</text:p>
          </table:table-cell>
          <table:table-cell table:number-columns-repeated="4"/>
          <table:table-cell office:value-type="float" office:value="3.813046513468" calcext:value-type="float">
            <text:p>3.81</text:p>
          </table:table-cell>
          <table:table-cell office:value-type="float" office:value="190.720218421449" calcext:value-type="float">
            <text:p>190.72</text:p>
          </table:table-cell>
          <table:table-cell table:number-columns-repeated="2"/>
          <table:table-cell office:value-type="string" calcext:value-type="string">
            <text:p>GE</text:p>
          </table:table-cell>
          <table:table-cell office:value-type="float" office:value="3.813046513468" calcext:value-type="float">
            <text:p>3.81</text:p>
          </table:table-cell>
          <table:table-cell office:value-type="float" office:value="190.720218421449" calcext:value-type="float">
            <text:p>190.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float" office:value="4.23" calcext:value-type="float">
            <text:p>4.23</text:p>
          </table:table-cell>
          <table:table-cell office:value-type="float" office:value="0.309" calcext:value-type="float">
            <text:p>0.309</text:p>
          </table:table-cell>
          <table:table-cell table:formula="of:=[.C31]*0.8908987181" office:value-type="float" office:value="3.768501577563" calcext:value-type="float">
            <text:p>3.768501577563</text:p>
          </table:table-cell>
          <table:table-cell table:formula="of:=[.D31]/0.0019872041" office:value-type="float" office:value="155.494848264454" calcext:value-type="float">
            <text:p>155.494848264454</text:p>
          </table:table-cell>
          <table:table-cell table:number-columns-repeated="4"/>
          <table:table-cell office:value-type="float" office:value="3.768501577563" calcext:value-type="float">
            <text:p>3.77</text:p>
          </table:table-cell>
          <table:table-cell office:value-type="float" office:value="155.494848264454" calcext:value-type="float">
            <text:p>155.49</text:p>
          </table:table-cell>
          <table:table-cell table:number-columns-repeated="2"/>
          <table:table-cell office:value-type="string" calcext:value-type="string">
            <text:p>AS</text:p>
          </table:table-cell>
          <table:table-cell office:value-type="float" office:value="3.768501577563" calcext:value-type="float">
            <text:p>3.77</text:p>
          </table:table-cell>
          <table:table-cell office:value-type="float" office:value="155.494848264454" calcext:value-type="float">
            <text:p>155.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float" office:value="4.205" calcext:value-type="float">
            <text:p>4.205</text:p>
          </table:table-cell>
          <table:table-cell office:value-type="float" office:value="0.291" calcext:value-type="float">
            <text:p>0.291</text:p>
          </table:table-cell>
          <table:table-cell table:formula="of:=[.C32]*0.8908987181" office:value-type="float" office:value="3.7462291096105" calcext:value-type="float">
            <text:p>3.7462291096105</text:p>
          </table:table-cell>
          <table:table-cell table:formula="of:=[.D32]/0.0019872041" office:value-type="float" office:value="146.436895938369" calcext:value-type="float">
            <text:p>146.436895938369</text:p>
          </table:table-cell>
          <table:table-cell table:number-columns-repeated="4"/>
          <table:table-cell office:value-type="float" office:value="3.7462291096105" calcext:value-type="float">
            <text:p>3.75</text:p>
          </table:table-cell>
          <table:table-cell office:value-type="float" office:value="146.436895938369" calcext:value-type="float">
            <text:p>146.44</text:p>
          </table:table-cell>
          <table:table-cell table:number-columns-repeated="2"/>
          <table:table-cell office:value-type="string" calcext:value-type="string">
            <text:p>SE</text:p>
          </table:table-cell>
          <table:table-cell office:value-type="float" office:value="3.7462291096105" calcext:value-type="float">
            <text:p>3.75</text:p>
          </table:table-cell>
          <table:table-cell office:value-type="float" office:value="146.436895938369" calcext:value-type="float">
            <text:p>146.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BR</text:p>
          </table:table-cell>
          <table:table-cell office:value-type="float" office:value="4.189" calcext:value-type="float">
            <text:p>4.189</text:p>
          </table:table-cell>
          <table:table-cell office:value-type="float" office:value="0.251" calcext:value-type="float">
            <text:p>0.251</text:p>
          </table:table-cell>
          <table:table-cell table:formula="of:=[.C33]*0.8908987181" office:value-type="float" office:value="3.7319747301209" calcext:value-type="float">
            <text:p>3.7319747301209</text:p>
          </table:table-cell>
          <table:table-cell table:formula="of:=[.D33]/0.0019872041" office:value-type="float" office:value="126.308112991514" calcext:value-type="float">
            <text:p>126.308112991514</text:p>
          </table:table-cell>
          <table:table-cell table:number-columns-repeated="4"/>
          <table:table-cell office:value-type="float" office:value="3.7319747301209" calcext:value-type="float">
            <text:p>3.73</text:p>
          </table:table-cell>
          <table:table-cell office:value-type="float" office:value="126.308112991514" calcext:value-type="float">
            <text:p>126.31</text:p>
          </table:table-cell>
          <table:table-cell table:number-columns-repeated="2"/>
          <table:table-cell office:value-type="string" calcext:value-type="string">
            <text:p>BR</text:p>
          </table:table-cell>
          <table:table-cell office:value-type="float" office:value="3.7319747301209" calcext:value-type="float">
            <text:p>3.73</text:p>
          </table:table-cell>
          <table:table-cell office:value-type="float" office:value="126.308112991514" calcext:value-type="float">
            <text:p>126.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RB</text:p>
          </table:table-cell>
          <table:table-cell office:value-type="float" office:value="4.114" calcext:value-type="float">
            <text:p>4.114</text:p>
          </table:table-cell>
          <table:table-cell office:value-type="float" office:value="0.04" calcext:value-type="float">
            <text:p>0.04</text:p>
          </table:table-cell>
          <table:table-cell table:formula="of:=[.C34]*0.8908987181" office:value-type="float" office:value="3.6651573262634" calcext:value-type="float">
            <text:p>3.6651573262634</text:p>
          </table:table-cell>
          <table:table-cell table:formula="of:=[.D34]/0.0019872041" office:value-type="float" office:value="20.1287829468548" calcext:value-type="float">
            <text:p>20.1287829468548</text:p>
          </table:table-cell>
          <table:table-cell table:number-columns-repeated="4"/>
          <table:table-cell office:value-type="float" office:value="3.6651573262634" calcext:value-type="float">
            <text:p>3.67</text:p>
          </table:table-cell>
          <table:table-cell office:value-type="float" office:value="20.1287829468548" calcext:value-type="float">
            <text:p>20.13</text:p>
          </table:table-cell>
          <table:table-cell table:number-columns-repeated="2"/>
          <table:table-cell office:value-type="string" calcext:value-type="string">
            <text:p>RB</text:p>
          </table:table-cell>
          <table:table-cell office:value-type="float" office:value="3.6651573262634" calcext:value-type="float">
            <text:p>3.67</text:p>
          </table:table-cell>
          <table:table-cell office:value-type="float" office:value="20.1287829468548" calcext:value-type="float">
            <text:p>20.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SR</text:p>
          </table:table-cell>
          <table:table-cell office:value-type="float" office:value="3.641" calcext:value-type="float">
            <text:p>3.641</text:p>
          </table:table-cell>
          <table:table-cell office:value-type="float" office:value="0.235" calcext:value-type="float">
            <text:p>0.235</text:p>
          </table:table-cell>
          <table:table-cell table:formula="of:=[.C35]*0.8908987181" office:value-type="float" office:value="3.2437622326021" calcext:value-type="float">
            <text:p>3.2437622326021</text:p>
          </table:table-cell>
          <table:table-cell table:formula="of:=[.D35]/0.0019872041" office:value-type="float" office:value="118.256599812772" calcext:value-type="float">
            <text:p>118.256599812772</text:p>
          </table:table-cell>
          <table:table-cell table:number-columns-repeated="4"/>
          <table:table-cell office:value-type="float" office:value="3.2437622326021" calcext:value-type="float">
            <text:p>3.24</text:p>
          </table:table-cell>
          <table:table-cell office:value-type="float" office:value="118.256599812772" calcext:value-type="float">
            <text:p>118.26</text:p>
          </table:table-cell>
          <table:table-cell table:number-columns-repeated="2"/>
          <table:table-cell office:value-type="string" calcext:value-type="string">
            <text:p>SR</text:p>
          </table:table-cell>
          <table:table-cell office:value-type="float" office:value="3.2437622326021" calcext:value-type="float">
            <text:p>3.24</text:p>
          </table:table-cell>
          <table:table-cell office:value-type="float" office:value="118.256599812772" calcext:value-type="float">
            <text:p>118.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3.345" calcext:value-type="float">
            <text:p>3.345</text:p>
          </table:table-cell>
          <table:table-cell office:value-type="float" office:value="0.072" calcext:value-type="float">
            <text:p>0.072</text:p>
          </table:table-cell>
          <table:table-cell table:formula="of:=[.C36]*0.8908987181" office:value-type="float" office:value="2.9800562120445" calcext:value-type="float">
            <text:p>2.9800562120445</text:p>
          </table:table-cell>
          <table:table-cell table:formula="of:=[.D36]/0.0019872041" office:value-type="float" office:value="36.2318093043387" calcext:value-type="float">
            <text:p>36.2318093043387</text:p>
          </table:table-cell>
          <table:table-cell table:number-columns-repeated="4"/>
          <table:table-cell office:value-type="float" office:value="2.9800562120445" calcext:value-type="float">
            <text:p>2.98</text:p>
          </table:table-cell>
          <table:table-cell office:value-type="float" office:value="36.2318093043387" calcext:value-type="float">
            <text:p>36.23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.9800562120445" calcext:value-type="float">
            <text:p>2.98</text:p>
          </table:table-cell>
          <table:table-cell office:value-type="float" office:value="36.2318093043387" calcext:value-type="float">
            <text:p>36.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ZR</text:p>
          </table:table-cell>
          <table:table-cell office:value-type="float" office:value="3.124" calcext:value-type="float">
            <text:p>3.124</text:p>
          </table:table-cell>
          <table:table-cell office:value-type="float" office:value="0.069" calcext:value-type="float">
            <text:p>0.069</text:p>
          </table:table-cell>
          <table:table-cell table:formula="of:=[.C37]*0.8908987181" office:value-type="float" office:value="2.7831675953444" calcext:value-type="float">
            <text:p>2.7831675953444</text:p>
          </table:table-cell>
          <table:table-cell table:formula="of:=[.D37]/0.0019872041" office:value-type="float" office:value="34.7221505833246" calcext:value-type="float">
            <text:p>34.7221505833246</text:p>
          </table:table-cell>
          <table:table-cell table:number-columns-repeated="4"/>
          <table:table-cell office:value-type="float" office:value="2.7831675953444" calcext:value-type="float">
            <text:p>2.78</text:p>
          </table:table-cell>
          <table:table-cell office:value-type="float" office:value="34.7221505833246" calcext:value-type="float">
            <text:p>34.72</text:p>
          </table:table-cell>
          <table:table-cell table:number-columns-repeated="2"/>
          <table:table-cell office:value-type="string" calcext:value-type="string">
            <text:p>ZR</text:p>
          </table:table-cell>
          <table:table-cell office:value-type="float" office:value="2.7831675953444" calcext:value-type="float">
            <text:p>2.78</text:p>
          </table:table-cell>
          <table:table-cell office:value-type="float" office:value="34.7221505833246" calcext:value-type="float">
            <text:p>34.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float" office:value="3.165" calcext:value-type="float">
            <text:p>3.165</text:p>
          </table:table-cell>
          <table:table-cell office:value-type="float" office:value="0.059" calcext:value-type="float">
            <text:p>0.059</text:p>
          </table:table-cell>
          <table:table-cell table:formula="of:=[.C38]*0.8908987181" office:value-type="float" office:value="2.8196944427865" calcext:value-type="float">
            <text:p>2.8196944427865</text:p>
          </table:table-cell>
          <table:table-cell table:formula="of:=[.D38]/0.0019872041" office:value-type="float" office:value="29.6899548466109" calcext:value-type="float">
            <text:p>29.6899548466109</text:p>
          </table:table-cell>
          <table:table-cell table:number-columns-repeated="4"/>
          <table:table-cell office:value-type="float" office:value="2.8196944427865" calcext:value-type="float">
            <text:p>2.82</text:p>
          </table:table-cell>
          <table:table-cell office:value-type="float" office:value="29.6899548466109" calcext:value-type="float">
            <text:p>29.69</text:p>
          </table:table-cell>
          <table:table-cell table:number-columns-repeated="2"/>
          <table:table-cell office:value-type="string" calcext:value-type="string">
            <text:p>NB</text:p>
          </table:table-cell>
          <table:table-cell office:value-type="float" office:value="2.8196944427865" calcext:value-type="float">
            <text:p>2.82</text:p>
          </table:table-cell>
          <table:table-cell office:value-type="float" office:value="29.6899548466109" calcext:value-type="float">
            <text:p>29.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float" office:value="3.052" calcext:value-type="float">
            <text:p>3.052</text:p>
          </table:table-cell>
          <table:table-cell office:value-type="float" office:value="0.056" calcext:value-type="float">
            <text:p>0.056</text:p>
          </table:table-cell>
          <table:table-cell table:formula="of:=[.C39]*0.8908987181" office:value-type="float" office:value="2.7190228876412" calcext:value-type="float">
            <text:p>2.7190228876412</text:p>
          </table:table-cell>
          <table:table-cell table:formula="of:=[.D39]/0.0019872041" office:value-type="float" office:value="28.1802961255968" calcext:value-type="float">
            <text:p>28.1802961255968</text:p>
          </table:table-cell>
          <table:table-cell table:number-columns-repeated="4"/>
          <table:table-cell office:value-type="float" office:value="2.7190228876412" calcext:value-type="float">
            <text:p>2.72</text:p>
          </table:table-cell>
          <table:table-cell office:value-type="float" office:value="28.1802961255968" calcext:value-type="float">
            <text:p>28.18</text:p>
          </table:table-cell>
          <table:table-cell table:number-columns-repeated="2"/>
          <table:table-cell office:value-type="string" calcext:value-type="string">
            <text:p>MO</text:p>
          </table:table-cell>
          <table:table-cell office:value-type="float" office:value="2.7190228876412" calcext:value-type="float">
            <text:p>2.72</text:p>
          </table:table-cell>
          <table:table-cell office:value-type="float" office:value="28.1802961255968" calcext:value-type="float">
            <text:p>28.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TC</text:p>
          </table:table-cell>
          <table:table-cell table:number-columns-repeated="2" office:value-type="float" office:value="0.048" calcext:value-type="float">
            <text:p>0.048</text:p>
          </table:table-cell>
          <table:table-cell table:formula="of:=[.C40]*0.8908987181" office:value-type="float" office:value="0.0427631384688" calcext:value-type="float">
            <text:p>0.0427631384688</text:p>
          </table:table-cell>
          <table:table-cell table:formula="of:=[.D40]/0.0019872041" office:value-type="float" office:value="24.1545395362258" calcext:value-type="float">
            <text:p>24.1545395362258</text:p>
          </table:table-cell>
          <table:table-cell table:number-columns-repeated="4"/>
          <table:table-cell office:value-type="float" office:value="0.0427631384688" calcext:value-type="float">
            <text:p>0.04</text:p>
          </table:table-cell>
          <table:table-cell office:value-type="float" office:value="24.1545395362258" calcext:value-type="float">
            <text:p>24.15</text:p>
          </table:table-cell>
          <table:table-cell table:number-columns-repeated="2"/>
          <table:table-cell office:value-type="string" calcext:value-type="string">
            <text:p>TC</text:p>
          </table:table-cell>
          <table:table-cell office:value-type="float" office:value="0.0427631384688" calcext:value-type="float">
            <text:p>0.04</text:p>
          </table:table-cell>
          <table:table-cell office:value-type="float" office:value="24.1545395362258" calcext:value-type="float">
            <text:p>24.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RU</text:p>
          </table:table-cell>
          <table:table-cell office:value-type="float" office:value="2.963" calcext:value-type="float">
            <text:p>2.963</text:p>
          </table:table-cell>
          <table:table-cell office:value-type="float" office:value="0.056" calcext:value-type="float">
            <text:p>0.056</text:p>
          </table:table-cell>
          <table:table-cell table:formula="of:=[.C41]*0.8908987181" office:value-type="float" office:value="2.6397329017303" calcext:value-type="float">
            <text:p>2.6397329017303</text:p>
          </table:table-cell>
          <table:table-cell table:formula="of:=[.D41]/0.0019872041" office:value-type="float" office:value="28.1802961255968" calcext:value-type="float">
            <text:p>28.1802961255968</text:p>
          </table:table-cell>
          <table:table-cell table:number-columns-repeated="4"/>
          <table:table-cell office:value-type="float" office:value="2.6397329017303" calcext:value-type="float">
            <text:p>2.64</text:p>
          </table:table-cell>
          <table:table-cell office:value-type="float" office:value="28.1802961255968" calcext:value-type="float">
            <text:p>28.18</text:p>
          </table:table-cell>
          <table:table-cell table:number-columns-repeated="2"/>
          <table:table-cell office:value-type="string" calcext:value-type="string">
            <text:p>RU</text:p>
          </table:table-cell>
          <table:table-cell office:value-type="float" office:value="2.6397329017303" calcext:value-type="float">
            <text:p>2.64</text:p>
          </table:table-cell>
          <table:table-cell office:value-type="float" office:value="28.1802961255968" calcext:value-type="float">
            <text:p>28.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RH</text:p>
          </table:table-cell>
          <table:table-cell office:value-type="float" office:value="2.929" calcext:value-type="float">
            <text:p>2.929</text:p>
          </table:table-cell>
          <table:table-cell office:value-type="float" office:value="0.053" calcext:value-type="float">
            <text:p>0.053</text:p>
          </table:table-cell>
          <table:table-cell table:formula="of:=[.C42]*0.8908987181" office:value-type="float" office:value="2.6094423453149" calcext:value-type="float">
            <text:p>2.6094423453149</text:p>
          </table:table-cell>
          <table:table-cell table:formula="of:=[.D42]/0.0019872041" office:value-type="float" office:value="26.6706374045826" calcext:value-type="float">
            <text:p>26.6706374045826</text:p>
          </table:table-cell>
          <table:table-cell table:number-columns-repeated="4"/>
          <table:table-cell office:value-type="float" office:value="2.6094423453149" calcext:value-type="float">
            <text:p>2.61</text:p>
          </table:table-cell>
          <table:table-cell office:value-type="float" office:value="26.6706374045826" calcext:value-type="float">
            <text:p>26.67</text:p>
          </table:table-cell>
          <table:table-cell table:number-columns-repeated="2"/>
          <table:table-cell office:value-type="string" calcext:value-type="string">
            <text:p>RH</text:p>
          </table:table-cell>
          <table:table-cell office:value-type="float" office:value="2.6094423453149" calcext:value-type="float">
            <text:p>2.61</text:p>
          </table:table-cell>
          <table:table-cell office:value-type="float" office:value="26.6706374045826" calcext:value-type="float">
            <text:p>26.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PD</text:p>
          </table:table-cell>
          <table:table-cell office:value-type="float" office:value="2.899" calcext:value-type="float">
            <text:p>2.899</text:p>
          </table:table-cell>
          <table:table-cell office:value-type="float" office:value="0.048" calcext:value-type="float">
            <text:p>0.048</text:p>
          </table:table-cell>
          <table:table-cell table:formula="of:=[.C43]*0.8908987181" office:value-type="float" office:value="2.5827153837719" calcext:value-type="float">
            <text:p>2.5827153837719</text:p>
          </table:table-cell>
          <table:table-cell table:formula="of:=[.D43]/0.0019872041" office:value-type="float" office:value="24.1545395362258" calcext:value-type="float">
            <text:p>24.1545395362258</text:p>
          </table:table-cell>
          <table:table-cell table:number-columns-repeated="4"/>
          <table:table-cell office:value-type="float" office:value="2.5827153837719" calcext:value-type="float">
            <text:p>2.58</text:p>
          </table:table-cell>
          <table:table-cell office:value-type="float" office:value="24.1545395362258" calcext:value-type="float">
            <text:p>24.15</text:p>
          </table:table-cell>
          <table:table-cell table:number-columns-repeated="2"/>
          <table:table-cell office:value-type="string" calcext:value-type="string">
            <text:p>PD</text:p>
          </table:table-cell>
          <table:table-cell office:value-type="float" office:value="2.5827153837719" calcext:value-type="float">
            <text:p>2.58</text:p>
          </table:table-cell>
          <table:table-cell office:value-type="float" office:value="24.1545395362258" calcext:value-type="float">
            <text:p>24.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AG</text:p>
          </table:table-cell>
          <table:table-cell office:value-type="float" office:value="3.148" calcext:value-type="float">
            <text:p>3.148</text:p>
          </table:table-cell>
          <table:table-cell office:value-type="float" office:value="0.036" calcext:value-type="float">
            <text:p>0.036</text:p>
          </table:table-cell>
          <table:table-cell table:formula="of:=[.C44]*0.8908987181" office:value-type="float" office:value="2.8045491645788" calcext:value-type="float">
            <text:p>2.8045491645788</text:p>
          </table:table-cell>
          <table:table-cell table:formula="of:=[.D44]/0.0019872041" office:value-type="float" office:value="18.1159046521693" calcext:value-type="float">
            <text:p>18.1159046521693</text:p>
          </table:table-cell>
          <table:table-cell table:number-columns-repeated="4"/>
          <table:table-cell office:value-type="float" office:value="2.8045491645788" calcext:value-type="float">
            <text:p>2.80</text:p>
          </table:table-cell>
          <table:table-cell office:value-type="float" office:value="18.1159046521693" calcext:value-type="float">
            <text:p>18.12</text:p>
          </table:table-cell>
          <table:table-cell table:number-columns-repeated="2"/>
          <table:table-cell office:value-type="string" calcext:value-type="string">
            <text:p>AG</text:p>
          </table:table-cell>
          <table:table-cell office:value-type="float" office:value="2.8045491645788" calcext:value-type="float">
            <text:p>2.80</text:p>
          </table:table-cell>
          <table:table-cell office:value-type="float" office:value="18.1159046521693" calcext:value-type="float">
            <text:p>18.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CD</text:p>
          </table:table-cell>
          <table:table-cell office:value-type="float" office:value="2.848" calcext:value-type="float">
            <text:p>2.848</text:p>
          </table:table-cell>
          <table:table-cell office:value-type="float" office:value="0.228" calcext:value-type="float">
            <text:p>0.228</text:p>
          </table:table-cell>
          <table:table-cell table:formula="of:=[.C45]*0.8908987181" office:value-type="float" office:value="2.5372795491488" calcext:value-type="float">
            <text:p>2.5372795491488</text:p>
          </table:table-cell>
          <table:table-cell table:formula="of:=[.D45]/0.0019872041" office:value-type="float" office:value="114.734062797073" calcext:value-type="float">
            <text:p>114.734062797073</text:p>
          </table:table-cell>
          <table:table-cell table:number-columns-repeated="4"/>
          <table:table-cell office:value-type="float" office:value="2.5372795491488" calcext:value-type="float">
            <text:p>2.54</text:p>
          </table:table-cell>
          <table:table-cell office:value-type="float" office:value="114.734062797073" calcext:value-type="float">
            <text:p>114.73</text:p>
          </table:table-cell>
          <table:table-cell table:number-columns-repeated="2"/>
          <table:table-cell office:value-type="string" calcext:value-type="string">
            <text:p>CD</text:p>
          </table:table-cell>
          <table:table-cell office:value-type="float" office:value="2.5372795491488" calcext:value-type="float">
            <text:p>2.54</text:p>
          </table:table-cell>
          <table:table-cell office:value-type="float" office:value="114.734062797073" calcext:value-type="float">
            <text:p>114.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float" office:value="4.463" calcext:value-type="float">
            <text:p>4.463</text:p>
          </table:table-cell>
          <table:table-cell office:value-type="float" office:value="0.599" calcext:value-type="float">
            <text:p>0.599</text:p>
          </table:table-cell>
          <table:table-cell table:formula="of:=[.C46]*0.8908987181" office:value-type="float" office:value="3.9760809788803" calcext:value-type="float">
            <text:p>3.9760809788803</text:p>
          </table:table-cell>
          <table:table-cell table:formula="of:=[.D46]/0.0019872041" office:value-type="float" office:value="301.428524629151" calcext:value-type="float">
            <text:p>301.428524629151</text:p>
          </table:table-cell>
          <table:table-cell table:number-columns-repeated="4"/>
          <table:table-cell office:value-type="float" office:value="3.9760809788803" calcext:value-type="float">
            <text:p>3.98</text:p>
          </table:table-cell>
          <table:table-cell office:value-type="float" office:value="301.428524629151" calcext:value-type="float">
            <text:p>301.43</text:p>
          </table:table-cell>
          <table:table-cell table:number-columns-repeated="2"/>
          <table:table-cell office:value-type="string" calcext:value-type="string">
            <text:p>IN</text:p>
          </table:table-cell>
          <table:table-cell office:value-type="float" office:value="3.9760809788803" calcext:value-type="float">
            <text:p>3.98</text:p>
          </table:table-cell>
          <table:table-cell office:value-type="float" office:value="301.428524629151" calcext:value-type="float">
            <text:p>301.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SN</text:p>
          </table:table-cell>
          <table:table-cell office:value-type="float" office:value="4.392" calcext:value-type="float">
            <text:p>4.392</text:p>
          </table:table-cell>
          <table:table-cell office:value-type="float" office:value="0.567" calcext:value-type="float">
            <text:p>0.567</text:p>
          </table:table-cell>
          <table:table-cell table:formula="of:=[.C47]*0.8908987181" office:value-type="float" office:value="3.9128271698952" calcext:value-type="float">
            <text:p>3.9128271698952</text:p>
          </table:table-cell>
          <table:table-cell table:formula="of:=[.D47]/0.0019872041" office:value-type="float" office:value="285.325498271667" calcext:value-type="float">
            <text:p>285.325498271667</text:p>
          </table:table-cell>
          <table:table-cell table:number-columns-repeated="4"/>
          <table:table-cell office:value-type="float" office:value="3.9128271698952" calcext:value-type="float">
            <text:p>3.91</text:p>
          </table:table-cell>
          <table:table-cell office:value-type="float" office:value="285.325498271667" calcext:value-type="float">
            <text:p>285.33</text:p>
          </table:table-cell>
          <table:table-cell table:number-columns-repeated="2"/>
          <table:table-cell office:value-type="string" calcext:value-type="string">
            <text:p>SN</text:p>
          </table:table-cell>
          <table:table-cell office:value-type="float" office:value="3.9128271698952" calcext:value-type="float">
            <text:p>3.91</text:p>
          </table:table-cell>
          <table:table-cell office:value-type="float" office:value="285.325498271667" calcext:value-type="float">
            <text:p>285.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float" office:value="4.42" calcext:value-type="float">
            <text:p>4.42</text:p>
          </table:table-cell>
          <table:table-cell office:value-type="float" office:value="0.449" calcext:value-type="float">
            <text:p>0.449</text:p>
          </table:table-cell>
          <table:table-cell table:formula="of:=[.C48]*0.8908987181" office:value-type="float" office:value="3.937772334002" calcext:value-type="float">
            <text:p>3.937772334002</text:p>
          </table:table-cell>
          <table:table-cell table:formula="of:=[.D48]/0.0019872041" office:value-type="float" office:value="225.945588578445" calcext:value-type="float">
            <text:p>225.945588578445</text:p>
          </table:table-cell>
          <table:table-cell table:number-columns-repeated="4"/>
          <table:table-cell office:value-type="float" office:value="3.937772334002" calcext:value-type="float">
            <text:p>3.94</text:p>
          </table:table-cell>
          <table:table-cell office:value-type="float" office:value="225.945588578445" calcext:value-type="float">
            <text:p>225.95</text:p>
          </table:table-cell>
          <table:table-cell table:number-columns-repeated="2"/>
          <table:table-cell office:value-type="string" calcext:value-type="string">
            <text:p>SB</text:p>
          </table:table-cell>
          <table:table-cell office:value-type="float" office:value="3.937772334002" calcext:value-type="float">
            <text:p>3.94</text:p>
          </table:table-cell>
          <table:table-cell office:value-type="float" office:value="225.945588578445" calcext:value-type="float">
            <text:p>225.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2" office:value-type="float" office:value="0.398" calcext:value-type="float">
            <text:p>0.398</text:p>
          </table:table-cell>
          <table:table-cell table:formula="of:=[.C49]*0.8908987181" office:value-type="float" office:value="0.3545776898038" calcext:value-type="float">
            <text:p>0.3545776898038</text:p>
          </table:table-cell>
          <table:table-cell table:formula="of:=[.D49]/0.0019872041" office:value-type="float" office:value="200.281390321206" calcext:value-type="float">
            <text:p>200.281390321206</text:p>
          </table:table-cell>
          <table:table-cell table:number-columns-repeated="4"/>
          <table:table-cell office:value-type="float" office:value="0.3545776898038" calcext:value-type="float">
            <text:p>0.35</text:p>
          </table:table-cell>
          <table:table-cell office:value-type="float" office:value="200.281390321206" calcext:value-type="float">
            <text:p>200.28</text:p>
          </table:table-cell>
          <table:table-cell table:number-columns-repeated="2"/>
          <table:table-cell office:value-type="string" calcext:value-type="string">
            <text:p>TE</text:p>
          </table:table-cell>
          <table:table-cell office:value-type="float" office:value="0.3545776898038" calcext:value-type="float">
            <text:p>0.35</text:p>
          </table:table-cell>
          <table:table-cell office:value-type="float" office:value="200.281390321206" calcext:value-type="float">
            <text:p>200.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4.5" calcext:value-type="float">
            <text:p>4.5</text:p>
          </table:table-cell>
          <table:table-cell office:value-type="float" office:value="0.339" calcext:value-type="float">
            <text:p>0.339</text:p>
          </table:table-cell>
          <table:table-cell table:formula="of:=[.C50]*0.8908987181" office:value-type="float" office:value="4.00904423145" calcext:value-type="float">
            <text:p>4.00904423145</text:p>
          </table:table-cell>
          <table:table-cell table:formula="of:=[.D50]/0.0019872041" office:value-type="float" office:value="170.591435474595" calcext:value-type="float">
            <text:p>170.591435474595</text:p>
          </table:table-cell>
          <table:table-cell table:number-columns-repeated="4"/>
          <table:table-cell office:value-type="float" office:value="4.00904423145" calcext:value-type="float">
            <text:p>4.01</text:p>
          </table:table-cell>
          <table:table-cell office:value-type="float" office:value="170.591435474595" calcext:value-type="float">
            <text:p>170.59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float" office:value="4.00904423145" calcext:value-type="float">
            <text:p>4.01</text:p>
          </table:table-cell>
          <table:table-cell office:value-type="float" office:value="170.591435474595" calcext:value-type="float">
            <text:p>170.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CS</text:p>
          </table:table-cell>
          <table:table-cell office:value-type="float" office:value="4.517" calcext:value-type="float">
            <text:p>4.517</text:p>
          </table:table-cell>
          <table:table-cell office:value-type="float" office:value="0.045" calcext:value-type="float">
            <text:p>0.045</text:p>
          </table:table-cell>
          <table:table-cell table:formula="of:=[.C51]*0.8908987181" office:value-type="float" office:value="4.0241895096577" calcext:value-type="float">
            <text:p>4.0241895096577</text:p>
          </table:table-cell>
          <table:table-cell table:formula="of:=[.D51]/0.0019872041" office:value-type="float" office:value="22.6448808152117" calcext:value-type="float">
            <text:p>22.6448808152117</text:p>
          </table:table-cell>
          <table:table-cell table:number-columns-repeated="4"/>
          <table:table-cell office:value-type="float" office:value="4.0241895096577" calcext:value-type="float">
            <text:p>4.02</text:p>
          </table:table-cell>
          <table:table-cell office:value-type="float" office:value="22.6448808152117" calcext:value-type="float">
            <text:p>22.64</text:p>
          </table:table-cell>
          <table:table-cell table:number-columns-repeated="2"/>
          <table:table-cell office:value-type="string" calcext:value-type="string">
            <text:p>CS</text:p>
          </table:table-cell>
          <table:table-cell office:value-type="float" office:value="4.0241895096577" calcext:value-type="float">
            <text:p>4.02</text:p>
          </table:table-cell>
          <table:table-cell office:value-type="float" office:value="22.6448808152117" calcext:value-type="float">
            <text:p>22.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BA</text:p>
          </table:table-cell>
          <table:table-cell office:value-type="float" office:value="3.703" calcext:value-type="float">
            <text:p>3.703</text:p>
          </table:table-cell>
          <table:table-cell office:value-type="float" office:value="0.364" calcext:value-type="float">
            <text:p>0.364</text:p>
          </table:table-cell>
          <table:table-cell table:formula="of:=[.C52]*0.8908987181" office:value-type="float" office:value="3.2989979531243" calcext:value-type="float">
            <text:p>3.2989979531243</text:p>
          </table:table-cell>
          <table:table-cell table:formula="of:=[.D52]/0.0019872041" office:value-type="float" office:value="183.171924816379" calcext:value-type="float">
            <text:p>183.171924816379</text:p>
          </table:table-cell>
          <table:table-cell table:number-columns-repeated="4"/>
          <table:table-cell office:value-type="float" office:value="3.2989979531243" calcext:value-type="float">
            <text:p>3.30</text:p>
          </table:table-cell>
          <table:table-cell office:value-type="float" office:value="183.171924816379" calcext:value-type="float">
            <text:p>183.17</text:p>
          </table:table-cell>
          <table:table-cell table:number-columns-repeated="2"/>
          <table:table-cell office:value-type="string" calcext:value-type="string">
            <text:p>BA</text:p>
          </table:table-cell>
          <table:table-cell office:value-type="float" office:value="3.2989979531243" calcext:value-type="float">
            <text:p>3.30</text:p>
          </table:table-cell>
          <table:table-cell office:value-type="float" office:value="183.171924816379" calcext:value-type="float">
            <text:p>183.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float" office:value="3.522" calcext:value-type="float">
            <text:p>3.522</text:p>
          </table:table-cell>
          <table:table-cell office:value-type="float" office:value="0.017" calcext:value-type="float">
            <text:p>0.017</text:p>
          </table:table-cell>
          <table:table-cell table:formula="of:=[.C53]*0.8908987181" office:value-type="float" office:value="3.1377452851482" calcext:value-type="float">
            <text:p>3.1377452851482</text:p>
          </table:table-cell>
          <table:table-cell table:formula="of:=[.D53]/0.0019872041" office:value-type="float" office:value="8.5547327524133" calcext:value-type="float">
            <text:p>8.5547327524133</text:p>
          </table:table-cell>
          <table:table-cell table:number-columns-repeated="4"/>
          <table:table-cell office:value-type="float" office:value="3.1377452851482" calcext:value-type="float">
            <text:p>3.14</text:p>
          </table:table-cell>
          <table:table-cell office:value-type="float" office:value="8.5547327524133" calcext:value-type="float">
            <text:p>8.55</text:p>
          </table:table-cell>
          <table:table-cell table:number-columns-repeated="2"/>
          <table:table-cell office:value-type="string" calcext:value-type="string">
            <text:p>LA</text:p>
          </table:table-cell>
          <table:table-cell office:value-type="float" office:value="3.1377452851482" calcext:value-type="float">
            <text:p>3.14</text:p>
          </table:table-cell>
          <table:table-cell office:value-type="float" office:value="8.5547327524133" calcext:value-type="float">
            <text:p>8.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float" office:value="3.556" calcext:value-type="float">
            <text:p>3.556</text:p>
          </table:table-cell>
          <table:table-cell office:value-type="float" office:value="0.013" calcext:value-type="float">
            <text:p>0.013</text:p>
          </table:table-cell>
          <table:table-cell table:formula="of:=[.C54]*0.8908987181" office:value-type="float" office:value="3.1680358415636" calcext:value-type="float">
            <text:p>3.1680358415636</text:p>
          </table:table-cell>
          <table:table-cell table:formula="of:=[.D54]/0.0019872041" office:value-type="float" office:value="6.54185445772782" calcext:value-type="float">
            <text:p>6.54185445772782</text:p>
          </table:table-cell>
          <table:table-cell table:number-columns-repeated="4"/>
          <table:table-cell office:value-type="float" office:value="3.1680358415636" calcext:value-type="float">
            <text:p>3.17</text:p>
          </table:table-cell>
          <table:table-cell office:value-type="float" office:value="6.54185445772782" calcext:value-type="float">
            <text:p>6.54</text:p>
          </table:table-cell>
          <table:table-cell table:number-columns-repeated="2"/>
          <table:table-cell office:value-type="string" calcext:value-type="string">
            <text:p>CE</text:p>
          </table:table-cell>
          <table:table-cell office:value-type="float" office:value="3.1680358415636" calcext:value-type="float">
            <text:p>3.17</text:p>
          </table:table-cell>
          <table:table-cell office:value-type="float" office:value="6.54185445772782" calcext:value-type="float">
            <text:p>6.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PR</text:p>
          </table:table-cell>
          <table:table-cell office:value-type="float" office:value="3.606" calcext:value-type="float">
            <text:p>3.606</text:p>
          </table:table-cell>
          <table:table-cell office:value-type="float" office:value="0.01" calcext:value-type="float">
            <text:p>0.01</text:p>
          </table:table-cell>
          <table:table-cell table:formula="of:=[.C55]*0.8908987181" office:value-type="float" office:value="3.2125807774686" calcext:value-type="float">
            <text:p>3.2125807774686</text:p>
          </table:table-cell>
          <table:table-cell table:formula="of:=[.D55]/0.0019872041" office:value-type="float" office:value="5.03219573671371" calcext:value-type="float">
            <text:p>5.03219573671371</text:p>
          </table:table-cell>
          <table:table-cell table:number-columns-repeated="4"/>
          <table:table-cell office:value-type="float" office:value="3.2125807774686" calcext:value-type="float">
            <text:p>3.21</text:p>
          </table:table-cell>
          <table:table-cell office:value-type="float" office:value="5.03219573671371" calcext:value-type="float">
            <text:p>5.03</text:p>
          </table:table-cell>
          <table:table-cell table:number-columns-repeated="2"/>
          <table:table-cell office:value-type="string" calcext:value-type="string">
            <text:p>PR</text:p>
          </table:table-cell>
          <table:table-cell office:value-type="float" office:value="3.2125807774686" calcext:value-type="float">
            <text:p>3.21</text:p>
          </table:table-cell>
          <table:table-cell office:value-type="float" office:value="5.03219573671371" calcext:value-type="float">
            <text:p>5.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float" office:value="3.575" calcext:value-type="float">
            <text:p>3.575</text:p>
          </table:table-cell>
          <table:table-cell office:value-type="float" office:value="0.01" calcext:value-type="float">
            <text:p>0.01</text:p>
          </table:table-cell>
          <table:table-cell table:formula="of:=[.C56]*0.8908987181" office:value-type="float" office:value="3.1849629172075" calcext:value-type="float">
            <text:p>3.1849629172075</text:p>
          </table:table-cell>
          <table:table-cell table:formula="of:=[.D56]/0.0019872041" office:value-type="float" office:value="5.03219573671371" calcext:value-type="float">
            <text:p>5.03219573671371</text:p>
          </table:table-cell>
          <table:table-cell table:number-columns-repeated="4"/>
          <table:table-cell office:value-type="float" office:value="3.1849629172075" calcext:value-type="float">
            <text:p>3.18</text:p>
          </table:table-cell>
          <table:table-cell office:value-type="float" office:value="5.03219573671371" calcext:value-type="float">
            <text:p>5.03</text:p>
          </table:table-cell>
          <table:table-cell table:number-columns-repeated="2"/>
          <table:table-cell office:value-type="string" calcext:value-type="string">
            <text:p>ND</text:p>
          </table:table-cell>
          <table:table-cell office:value-type="float" office:value="3.1849629172075" calcext:value-type="float">
            <text:p>3.18</text:p>
          </table:table-cell>
          <table:table-cell office:value-type="float" office:value="5.03219573671371" calcext:value-type="float">
            <text:p>5.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PM</text:p>
          </table:table-cell>
          <table:table-cell office:value-type="float" office:value="3.547" calcext:value-type="float">
            <text:p>3.547</text:p>
          </table:table-cell>
          <table:table-cell office:value-type="float" office:value="0.009" calcext:value-type="float">
            <text:p>0.009</text:p>
          </table:table-cell>
          <table:table-cell table:formula="of:=[.C57]*0.8908987181" office:value-type="float" office:value="3.1600177531007" calcext:value-type="float">
            <text:p>3.1600177531007</text:p>
          </table:table-cell>
          <table:table-cell table:formula="of:=[.D57]/0.0019872041" office:value-type="float" office:value="4.52897616304234" calcext:value-type="float">
            <text:p>4.52897616304234</text:p>
          </table:table-cell>
          <table:table-cell table:number-columns-repeated="4"/>
          <table:table-cell office:value-type="float" office:value="3.1600177531007" calcext:value-type="float">
            <text:p>3.16</text:p>
          </table:table-cell>
          <table:table-cell office:value-type="float" office:value="4.52897616304234" calcext:value-type="float">
            <text:p>4.53</text:p>
          </table:table-cell>
          <table:table-cell table:number-columns-repeated="2"/>
          <table:table-cell office:value-type="string" calcext:value-type="string">
            <text:p>PM</text:p>
          </table:table-cell>
          <table:table-cell office:value-type="float" office:value="3.1600177531007" calcext:value-type="float">
            <text:p>3.16</text:p>
          </table:table-cell>
          <table:table-cell office:value-type="float" office:value="4.52897616304234" calcext:value-type="float">
            <text:p>4.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SM</text:p>
          </table:table-cell>
          <table:table-cell office:value-type="float" office:value="3.52" calcext:value-type="float">
            <text:p>3.52</text:p>
          </table:table-cell>
          <table:table-cell office:value-type="float" office:value="0.008" calcext:value-type="float">
            <text:p>0.008</text:p>
          </table:table-cell>
          <table:table-cell table:formula="of:=[.C58]*0.8908987181" office:value-type="float" office:value="3.135963487712" calcext:value-type="float">
            <text:p>3.135963487712</text:p>
          </table:table-cell>
          <table:table-cell table:formula="of:=[.D58]/0.0019872041" office:value-type="float" office:value="4.02575658937097" calcext:value-type="float">
            <text:p>4.02575658937097</text:p>
          </table:table-cell>
          <table:table-cell table:number-columns-repeated="4"/>
          <table:table-cell office:value-type="float" office:value="3.135963487712" calcext:value-type="float">
            <text:p>3.14</text:p>
          </table:table-cell>
          <table:table-cell office:value-type="float" office:value="4.02575658937097" calcext:value-type="float">
            <text:p>4.03</text:p>
          </table:table-cell>
          <table:table-cell table:number-columns-repeated="2"/>
          <table:table-cell office:value-type="string" calcext:value-type="string">
            <text:p>SM</text:p>
          </table:table-cell>
          <table:table-cell office:value-type="float" office:value="3.135963487712" calcext:value-type="float">
            <text:p>3.14</text:p>
          </table:table-cell>
          <table:table-cell office:value-type="float" office:value="4.02575658937097" calcext:value-type="float">
            <text:p>4.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EU</text:p>
          </table:table-cell>
          <table:table-cell office:value-type="float" office:value="3.493" calcext:value-type="float">
            <text:p>3.493</text:p>
          </table:table-cell>
          <table:table-cell office:value-type="float" office:value="0.008" calcext:value-type="float">
            <text:p>0.008</text:p>
          </table:table-cell>
          <table:table-cell table:formula="of:=[.C59]*0.8908987181" office:value-type="float" office:value="3.1119092223233" calcext:value-type="float">
            <text:p>3.1119092223233</text:p>
          </table:table-cell>
          <table:table-cell table:formula="of:=[.D59]/0.0019872041" office:value-type="float" office:value="4.02575658937097" calcext:value-type="float">
            <text:p>4.02575658937097</text:p>
          </table:table-cell>
          <table:table-cell table:number-columns-repeated="4"/>
          <table:table-cell office:value-type="float" office:value="3.1119092223233" calcext:value-type="float">
            <text:p>3.11</text:p>
          </table:table-cell>
          <table:table-cell office:value-type="float" office:value="4.02575658937097" calcext:value-type="float">
            <text:p>4.03</text:p>
          </table:table-cell>
          <table:table-cell table:number-columns-repeated="2"/>
          <table:table-cell office:value-type="string" calcext:value-type="string">
            <text:p>EU</text:p>
          </table:table-cell>
          <table:table-cell office:value-type="float" office:value="3.1119092223233" calcext:value-type="float">
            <text:p>3.11</text:p>
          </table:table-cell>
          <table:table-cell office:value-type="float" office:value="4.02575658937097" calcext:value-type="float">
            <text:p>4.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GD</text:p>
          </table:table-cell>
          <table:table-cell office:value-type="float" office:value="3.368" calcext:value-type="float">
            <text:p>3.368</text:p>
          </table:table-cell>
          <table:table-cell office:value-type="float" office:value="0.009" calcext:value-type="float">
            <text:p>0.009</text:p>
          </table:table-cell>
          <table:table-cell table:formula="of:=[.C60]*0.8908987181" office:value-type="float" office:value="3.0005468825608" calcext:value-type="float">
            <text:p>3.0005468825608</text:p>
          </table:table-cell>
          <table:table-cell table:formula="of:=[.D60]/0.0019872041" office:value-type="float" office:value="4.52897616304234" calcext:value-type="float">
            <text:p>4.52897616304234</text:p>
          </table:table-cell>
          <table:table-cell table:number-columns-repeated="4"/>
          <table:table-cell office:value-type="float" office:value="3.0005468825608" calcext:value-type="float">
            <text:p>3.00</text:p>
          </table:table-cell>
          <table:table-cell office:value-type="float" office:value="4.52897616304234" calcext:value-type="float">
            <text:p>4.53</text:p>
          </table:table-cell>
          <table:table-cell table:number-columns-repeated="2"/>
          <table:table-cell office:value-type="string" calcext:value-type="string">
            <text:p>GD</text:p>
          </table:table-cell>
          <table:table-cell office:value-type="float" office:value="3.0005468825608" calcext:value-type="float">
            <text:p>3.00</text:p>
          </table:table-cell>
          <table:table-cell office:value-type="float" office:value="4.52897616304234" calcext:value-type="float">
            <text:p>4.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TB</text:p>
          </table:table-cell>
          <table:table-cell office:value-type="float" office:value="3.451" calcext:value-type="float">
            <text:p>3.451</text:p>
          </table:table-cell>
          <table:table-cell office:value-type="float" office:value="0.007" calcext:value-type="float">
            <text:p>0.007</text:p>
          </table:table-cell>
          <table:table-cell table:formula="of:=[.C61]*0.8908987181" office:value-type="float" office:value="3.0744914761631" calcext:value-type="float">
            <text:p>3.0744914761631</text:p>
          </table:table-cell>
          <table:table-cell table:formula="of:=[.D61]/0.0019872041" office:value-type="float" office:value="3.52253701569959" calcext:value-type="float">
            <text:p>3.52253701569959</text:p>
          </table:table-cell>
          <table:table-cell table:number-columns-repeated="4"/>
          <table:table-cell office:value-type="float" office:value="3.0744914761631" calcext:value-type="float">
            <text:p>3.07</text:p>
          </table:table-cell>
          <table:table-cell office:value-type="float" office:value="3.52253701569959" calcext:value-type="float">
            <text:p>3.52</text:p>
          </table:table-cell>
          <table:table-cell table:number-columns-repeated="2"/>
          <table:table-cell office:value-type="string" calcext:value-type="string">
            <text:p>TB</text:p>
          </table:table-cell>
          <table:table-cell office:value-type="float" office:value="3.0744914761631" calcext:value-type="float">
            <text:p>3.07</text:p>
          </table:table-cell>
          <table:table-cell office:value-type="float" office:value="3.52253701569959" calcext:value-type="float">
            <text:p>3.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DY</text:p>
          </table:table-cell>
          <table:table-cell office:value-type="float" office:value="3.428" calcext:value-type="float">
            <text:p>3.428</text:p>
          </table:table-cell>
          <table:table-cell office:value-type="float" office:value="0.007" calcext:value-type="float">
            <text:p>0.007</text:p>
          </table:table-cell>
          <table:table-cell table:formula="of:=[.C62]*0.8908987181" office:value-type="float" office:value="3.0540008056468" calcext:value-type="float">
            <text:p>3.0540008056468</text:p>
          </table:table-cell>
          <table:table-cell table:formula="of:=[.D62]/0.0019872041" office:value-type="float" office:value="3.52253701569959" calcext:value-type="float">
            <text:p>3.52253701569959</text:p>
          </table:table-cell>
          <table:table-cell table:number-columns-repeated="4"/>
          <table:table-cell office:value-type="float" office:value="3.0540008056468" calcext:value-type="float">
            <text:p>3.05</text:p>
          </table:table-cell>
          <table:table-cell office:value-type="float" office:value="3.52253701569959" calcext:value-type="float">
            <text:p>3.52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float" office:value="3.0540008056468" calcext:value-type="float">
            <text:p>3.05</text:p>
          </table:table-cell>
          <table:table-cell office:value-type="float" office:value="3.52253701569959" calcext:value-type="float">
            <text:p>3.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HO</text:p>
          </table:table-cell>
          <table:table-cell office:value-type="float" office:value="3.409" calcext:value-type="float">
            <text:p>3.409</text:p>
          </table:table-cell>
          <table:table-cell office:value-type="float" office:value="0.007" calcext:value-type="float">
            <text:p>0.007</text:p>
          </table:table-cell>
          <table:table-cell table:formula="of:=[.C63]*0.8908987181" office:value-type="float" office:value="3.0370737300029" calcext:value-type="float">
            <text:p>3.0370737300029</text:p>
          </table:table-cell>
          <table:table-cell table:formula="of:=[.D63]/0.0019872041" office:value-type="float" office:value="3.52253701569959" calcext:value-type="float">
            <text:p>3.52253701569959</text:p>
          </table:table-cell>
          <table:table-cell table:number-columns-repeated="4"/>
          <table:table-cell office:value-type="float" office:value="3.0370737300029" calcext:value-type="float">
            <text:p>3.04</text:p>
          </table:table-cell>
          <table:table-cell office:value-type="float" office:value="3.52253701569959" calcext:value-type="float">
            <text:p>3.52</text:p>
          </table:table-cell>
          <table:table-cell table:number-columns-repeated="2"/>
          <table:table-cell office:value-type="string" calcext:value-type="string">
            <text:p>HO</text:p>
          </table:table-cell>
          <table:table-cell office:value-type="float" office:value="3.0370737300029" calcext:value-type="float">
            <text:p>3.04</text:p>
          </table:table-cell>
          <table:table-cell office:value-type="float" office:value="3.52253701569959" calcext:value-type="float">
            <text:p>3.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ER</text:p>
          </table:table-cell>
          <table:table-cell office:value-type="float" office:value="3.391" calcext:value-type="float">
            <text:p>3.391</text:p>
          </table:table-cell>
          <table:table-cell office:value-type="float" office:value="0.007" calcext:value-type="float">
            <text:p>0.007</text:p>
          </table:table-cell>
          <table:table-cell table:formula="of:=[.C64]*0.8908987181" office:value-type="float" office:value="3.0210375530771" calcext:value-type="float">
            <text:p>3.0210375530771</text:p>
          </table:table-cell>
          <table:table-cell table:formula="of:=[.D64]/0.0019872041" office:value-type="float" office:value="3.52253701569959" calcext:value-type="float">
            <text:p>3.52253701569959</text:p>
          </table:table-cell>
          <table:table-cell table:number-columns-repeated="4"/>
          <table:table-cell office:value-type="float" office:value="3.0210375530771" calcext:value-type="float">
            <text:p>3.02</text:p>
          </table:table-cell>
          <table:table-cell office:value-type="float" office:value="3.52253701569959" calcext:value-type="float">
            <text:p>3.52</text:p>
          </table:table-cell>
          <table:table-cell table:number-columns-repeated="2"/>
          <table:table-cell office:value-type="string" calcext:value-type="string">
            <text:p>ER</text:p>
          </table:table-cell>
          <table:table-cell office:value-type="float" office:value="3.0210375530771" calcext:value-type="float">
            <text:p>3.02</text:p>
          </table:table-cell>
          <table:table-cell office:value-type="float" office:value="3.52253701569959" calcext:value-type="float">
            <text:p>3.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TM</text:p>
          </table:table-cell>
          <table:table-cell office:value-type="float" office:value="3.374" calcext:value-type="float">
            <text:p>3.374</text:p>
          </table:table-cell>
          <table:table-cell office:value-type="float" office:value="0.006" calcext:value-type="float">
            <text:p>0.006</text:p>
          </table:table-cell>
          <table:table-cell table:formula="of:=[.C65]*0.8908987181" office:value-type="float" office:value="3.0058922748694" calcext:value-type="float">
            <text:p>3.0058922748694</text:p>
          </table:table-cell>
          <table:table-cell table:formula="of:=[.D65]/0.0019872041" office:value-type="float" office:value="3.01931744202822" calcext:value-type="float">
            <text:p>3.01931744202822</text:p>
          </table:table-cell>
          <table:table-cell table:number-columns-repeated="4"/>
          <table:table-cell office:value-type="float" office:value="3.0058922748694" calcext:value-type="float">
            <text:p>3.01</text:p>
          </table:table-cell>
          <table:table-cell office:value-type="float" office:value="3.01931744202822" calcext:value-type="float">
            <text:p>3.02</text:p>
          </table:table-cell>
          <table:table-cell table:number-columns-repeated="2"/>
          <table:table-cell office:value-type="string" calcext:value-type="string">
            <text:p>TM</text:p>
          </table:table-cell>
          <table:table-cell office:value-type="float" office:value="3.0058922748694" calcext:value-type="float">
            <text:p>3.01</text:p>
          </table:table-cell>
          <table:table-cell office:value-type="float" office:value="3.01931744202822" calcext:value-type="float">
            <text:p>3.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YB</text:p>
          </table:table-cell>
          <table:table-cell office:value-type="float" office:value="3.355" calcext:value-type="float">
            <text:p>3.355</text:p>
          </table:table-cell>
          <table:table-cell office:value-type="float" office:value="0.228" calcext:value-type="float">
            <text:p>0.228</text:p>
          </table:table-cell>
          <table:table-cell table:formula="of:=[.C66]*0.8908987181" office:value-type="float" office:value="2.9889651992255" calcext:value-type="float">
            <text:p>2.9889651992255</text:p>
          </table:table-cell>
          <table:table-cell table:formula="of:=[.D66]/0.0019872041" office:value-type="float" office:value="114.734062797073" calcext:value-type="float">
            <text:p>114.734062797073</text:p>
          </table:table-cell>
          <table:table-cell table:number-columns-repeated="4"/>
          <table:table-cell office:value-type="float" office:value="2.9889651992255" calcext:value-type="float">
            <text:p>2.99</text:p>
          </table:table-cell>
          <table:table-cell office:value-type="float" office:value="114.734062797073" calcext:value-type="float">
            <text:p>114.73</text:p>
          </table:table-cell>
          <table:table-cell table:number-columns-repeated="2"/>
          <table:table-cell office:value-type="string" calcext:value-type="string">
            <text:p>YB</text:p>
          </table:table-cell>
          <table:table-cell office:value-type="float" office:value="2.9889651992255" calcext:value-type="float">
            <text:p>2.99</text:p>
          </table:table-cell>
          <table:table-cell office:value-type="float" office:value="114.734062797073" calcext:value-type="float">
            <text:p>114.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3.61" calcext:value-type="float">
            <text:p>3.61</text:p>
          </table:table-cell>
          <table:table-cell office:value-type="float" office:value="0.041" calcext:value-type="float">
            <text:p>0.041</text:p>
          </table:table-cell>
          <table:table-cell table:formula="of:=[.C67]*0.8908987181" office:value-type="float" office:value="3.216144372341" calcext:value-type="float">
            <text:p>3.216144372341</text:p>
          </table:table-cell>
          <table:table-cell table:formula="of:=[.D67]/0.0019872041" office:value-type="float" office:value="20.6320025205262" calcext:value-type="float">
            <text:p>20.6320025205262</text:p>
          </table:table-cell>
          <table:table-cell table:number-columns-repeated="4"/>
          <table:table-cell office:value-type="float" office:value="3.216144372341" calcext:value-type="float">
            <text:p>3.22</text:p>
          </table:table-cell>
          <table:table-cell office:value-type="float" office:value="20.6320025205262" calcext:value-type="float">
            <text:p>20.63</text:p>
          </table:table-cell>
          <table:table-cell table:number-columns-repeated="2"/>
          <table:table-cell office:value-type="string" calcext:value-type="string">
            <text:p>LU</text:p>
          </table:table-cell>
          <table:table-cell office:value-type="float" office:value="3.216144372341" calcext:value-type="float">
            <text:p>3.22</text:p>
          </table:table-cell>
          <table:table-cell office:value-type="float" office:value="20.6320025205262" calcext:value-type="float">
            <text:p>20.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HF</text:p>
          </table:table-cell>
          <table:table-cell office:value-type="float" office:value="3.141" calcext:value-type="float">
            <text:p>3.141</text:p>
          </table:table-cell>
          <table:table-cell office:value-type="float" office:value="0.072" calcext:value-type="float">
            <text:p>0.072</text:p>
          </table:table-cell>
          <table:table-cell table:formula="of:=[.C68]*0.8908987181" office:value-type="float" office:value="2.7983128735521" calcext:value-type="float">
            <text:p>2.7983128735521</text:p>
          </table:table-cell>
          <table:table-cell table:formula="of:=[.D68]/0.0019872041" office:value-type="float" office:value="36.2318093043387" calcext:value-type="float">
            <text:p>36.2318093043387</text:p>
          </table:table-cell>
          <table:table-cell table:number-columns-repeated="4"/>
          <table:table-cell office:value-type="float" office:value="2.7983128735521" calcext:value-type="float">
            <text:p>2.80</text:p>
          </table:table-cell>
          <table:table-cell office:value-type="float" office:value="36.2318093043387" calcext:value-type="float">
            <text:p>36.23</text:p>
          </table:table-cell>
          <table:table-cell table:number-columns-repeated="2"/>
          <table:table-cell office:value-type="string" calcext:value-type="string">
            <text:p>HF</text:p>
          </table:table-cell>
          <table:table-cell office:value-type="float" office:value="2.7983128735521" calcext:value-type="float">
            <text:p>2.80</text:p>
          </table:table-cell>
          <table:table-cell office:value-type="float" office:value="36.2318093043387" calcext:value-type="float">
            <text:p>36.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TA</text:p>
          </table:table-cell>
          <table:table-cell office:value-type="float" office:value="3.17" calcext:value-type="float">
            <text:p>3.17</text:p>
          </table:table-cell>
          <table:table-cell office:value-type="float" office:value="0.081" calcext:value-type="float">
            <text:p>0.081</text:p>
          </table:table-cell>
          <table:table-cell table:formula="of:=[.C69]*0.8908987181" office:value-type="float" office:value="2.824148936377" calcext:value-type="float">
            <text:p>2.824148936377</text:p>
          </table:table-cell>
          <table:table-cell table:formula="of:=[.D69]/0.0019872041" office:value-type="float" office:value="40.760785467381" calcext:value-type="float">
            <text:p>40.760785467381</text:p>
          </table:table-cell>
          <table:table-cell table:number-columns-repeated="4"/>
          <table:table-cell office:value-type="float" office:value="2.824148936377" calcext:value-type="float">
            <text:p>2.82</text:p>
          </table:table-cell>
          <table:table-cell office:value-type="float" office:value="40.760785467381" calcext:value-type="float">
            <text:p>40.76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float" office:value="2.824148936377" calcext:value-type="float">
            <text:p>2.82</text:p>
          </table:table-cell>
          <table:table-cell office:value-type="float" office:value="40.760785467381" calcext:value-type="float">
            <text:p>40.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float" office:value="3.069" calcext:value-type="float">
            <text:p>3.069</text:p>
          </table:table-cell>
          <table:table-cell office:value-type="float" office:value="0.067" calcext:value-type="float">
            <text:p>0.067</text:p>
          </table:table-cell>
          <table:table-cell table:formula="of:=[.C70]*0.8908987181" office:value-type="float" office:value="2.7341681658489" calcext:value-type="float">
            <text:p>2.7341681658489</text:p>
          </table:table-cell>
          <table:table-cell table:formula="of:=[.D70]/0.0019872041" office:value-type="float" office:value="33.7157114359818" calcext:value-type="float">
            <text:p>33.7157114359818</text:p>
          </table:table-cell>
          <table:table-cell table:number-columns-repeated="4"/>
          <table:table-cell office:value-type="float" office:value="2.7341681658489" calcext:value-type="float">
            <text:p>2.73</text:p>
          </table:table-cell>
          <table:table-cell office:value-type="float" office:value="33.7157114359818" calcext:value-type="float">
            <text:p>33.72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float" office:value="2.7341681658489" calcext:value-type="float">
            <text:p>2.73</text:p>
          </table:table-cell>
          <table:table-cell office:value-type="float" office:value="33.7157114359818" calcext:value-type="float">
            <text:p>33.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RE</text:p>
          </table:table-cell>
          <table:table-cell office:value-type="float" office:value="2.954" calcext:value-type="float">
            <text:p>2.954</text:p>
          </table:table-cell>
          <table:table-cell office:value-type="float" office:value="0.066" calcext:value-type="float">
            <text:p>0.066</text:p>
          </table:table-cell>
          <table:table-cell table:formula="of:=[.C71]*0.8908987181" office:value-type="float" office:value="2.6317148132674" calcext:value-type="float">
            <text:p>2.6317148132674</text:p>
          </table:table-cell>
          <table:table-cell table:formula="of:=[.D71]/0.0019872041" office:value-type="float" office:value="33.2124918623105" calcext:value-type="float">
            <text:p>33.2124918623105</text:p>
          </table:table-cell>
          <table:table-cell table:number-columns-repeated="4"/>
          <table:table-cell office:value-type="float" office:value="2.6317148132674" calcext:value-type="float">
            <text:p>2.63</text:p>
          </table:table-cell>
          <table:table-cell office:value-type="float" office:value="33.2124918623105" calcext:value-type="float">
            <text:p>33.21</text:p>
          </table:table-cell>
          <table:table-cell table:number-columns-repeated="2"/>
          <table:table-cell office:value-type="string" calcext:value-type="string">
            <text:p>RE</text:p>
          </table:table-cell>
          <table:table-cell office:value-type="float" office:value="2.6317148132674" calcext:value-type="float">
            <text:p>2.63</text:p>
          </table:table-cell>
          <table:table-cell office:value-type="float" office:value="33.2124918623105" calcext:value-type="float">
            <text:p>33.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float" office:value="3.12" calcext:value-type="float">
            <text:p>3.12</text:p>
          </table:table-cell>
          <table:table-cell office:value-type="float" office:value="0.037" calcext:value-type="float">
            <text:p>0.037</text:p>
          </table:table-cell>
          <table:table-cell table:formula="of:=[.C72]*0.8908987181" office:value-type="float" office:value="2.779604000472" calcext:value-type="float">
            <text:p>2.779604000472</text:p>
          </table:table-cell>
          <table:table-cell table:formula="of:=[.D72]/0.0019872041" office:value-type="float" office:value="18.6191242258407" calcext:value-type="float">
            <text:p>18.6191242258407</text:p>
          </table:table-cell>
          <table:table-cell table:number-columns-repeated="4"/>
          <table:table-cell office:value-type="float" office:value="2.779604000472" calcext:value-type="float">
            <text:p>2.78</text:p>
          </table:table-cell>
          <table:table-cell office:value-type="float" office:value="18.6191242258407" calcext:value-type="float">
            <text:p>18.62</text:p>
          </table:table-cell>
          <table:table-cell table:number-columns-repeated="2"/>
          <table:table-cell office:value-type="string" calcext:value-type="string">
            <text:p>OS</text:p>
          </table:table-cell>
          <table:table-cell office:value-type="float" office:value="2.779604000472" calcext:value-type="float">
            <text:p>2.78</text:p>
          </table:table-cell>
          <table:table-cell office:value-type="float" office:value="18.6191242258407" calcext:value-type="float">
            <text:p>18.6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IR</text:p>
          </table:table-cell>
          <table:table-cell office:value-type="float" office:value="2.84" calcext:value-type="float">
            <text:p>2.84</text:p>
          </table:table-cell>
          <table:table-cell office:value-type="float" office:value="0.073" calcext:value-type="float">
            <text:p>0.073</text:p>
          </table:table-cell>
          <table:table-cell table:formula="of:=[.C73]*0.8908987181" office:value-type="float" office:value="2.530152359404" calcext:value-type="float">
            <text:p>2.530152359404</text:p>
          </table:table-cell>
          <table:table-cell table:formula="of:=[.D73]/0.0019872041" office:value-type="float" office:value="36.7350288780101" calcext:value-type="float">
            <text:p>36.7350288780101</text:p>
          </table:table-cell>
          <table:table-cell table:number-columns-repeated="4"/>
          <table:table-cell office:value-type="float" office:value="2.530152359404" calcext:value-type="float">
            <text:p>2.53</text:p>
          </table:table-cell>
          <table:table-cell office:value-type="float" office:value="36.7350288780101" calcext:value-type="float">
            <text:p>36.74</text:p>
          </table:table-cell>
          <table:table-cell table:number-columns-repeated="2"/>
          <table:table-cell office:value-type="string" calcext:value-type="string">
            <text:p>IR</text:p>
          </table:table-cell>
          <table:table-cell office:value-type="float" office:value="2.530152359404" calcext:value-type="float">
            <text:p>2.53</text:p>
          </table:table-cell>
          <table:table-cell office:value-type="float" office:value="36.7350288780101" calcext:value-type="float">
            <text:p>36.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PT</text:p>
          </table:table-cell>
          <table:table-cell office:value-type="float" office:value="2.754" calcext:value-type="float">
            <text:p>2.754</text:p>
          </table:table-cell>
          <table:table-cell office:value-type="float" office:value="0.08" calcext:value-type="float">
            <text:p>0.08</text:p>
          </table:table-cell>
          <table:table-cell table:formula="of:=[.C74]*0.8908987181" office:value-type="float" office:value="2.4535350696474" calcext:value-type="float">
            <text:p>2.4535350696474</text:p>
          </table:table-cell>
          <table:table-cell table:formula="of:=[.D74]/0.0019872041" office:value-type="float" office:value="40.2575658937097" calcext:value-type="float">
            <text:p>40.2575658937097</text:p>
          </table:table-cell>
          <table:table-cell table:number-columns-repeated="4"/>
          <table:table-cell office:value-type="float" office:value="2.4535350696474" calcext:value-type="float">
            <text:p>2.45</text:p>
          </table:table-cell>
          <table:table-cell office:value-type="float" office:value="40.2575658937097" calcext:value-type="float">
            <text:p>40.26</text:p>
          </table:table-cell>
          <table:table-cell table:number-columns-repeated="2"/>
          <table:table-cell office:value-type="string" calcext:value-type="string">
            <text:p>PT</text:p>
          </table:table-cell>
          <table:table-cell office:value-type="float" office:value="2.4535350696474" calcext:value-type="float">
            <text:p>2.45</text:p>
          </table:table-cell>
          <table:table-cell office:value-type="float" office:value="40.2575658937097" calcext:value-type="float">
            <text:p>40.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float" office:value="3.293" calcext:value-type="float">
            <text:p>3.293</text:p>
          </table:table-cell>
          <table:table-cell office:value-type="float" office:value="0.039" calcext:value-type="float">
            <text:p>0.039</text:p>
          </table:table-cell>
          <table:table-cell table:formula="of:=[.C75]*0.8908987181" office:value-type="float" office:value="2.9337294787033" calcext:value-type="float">
            <text:p>2.9337294787033</text:p>
          </table:table-cell>
          <table:table-cell table:formula="of:=[.D75]/0.0019872041" office:value-type="float" office:value="19.6255633731835" calcext:value-type="float">
            <text:p>19.6255633731835</text:p>
          </table:table-cell>
          <table:table-cell table:number-columns-repeated="4"/>
          <table:table-cell office:value-type="float" office:value="2.9337294787033" calcext:value-type="float">
            <text:p>2.93</text:p>
          </table:table-cell>
          <table:table-cell office:value-type="float" office:value="19.6255633731835" calcext:value-type="float">
            <text:p>19.63</text:p>
          </table:table-cell>
          <table:table-cell table:number-columns-repeated="2"/>
          <table:table-cell office:value-type="string" calcext:value-type="string">
            <text:p>AU</text:p>
          </table:table-cell>
          <table:table-cell office:value-type="float" office:value="2.9337294787033" calcext:value-type="float">
            <text:p>2.93</text:p>
          </table:table-cell>
          <table:table-cell office:value-type="float" office:value="19.6255633731835" calcext:value-type="float">
            <text:p>19.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HG</text:p>
          </table:table-cell>
          <table:table-cell office:value-type="float" office:value="2.705" calcext:value-type="float">
            <text:p>2.705</text:p>
          </table:table-cell>
          <table:table-cell office:value-type="float" office:value="0.385" calcext:value-type="float">
            <text:p>0.385</text:p>
          </table:table-cell>
          <table:table-cell table:formula="of:=[.C76]*0.8908987181" office:value-type="float" office:value="2.4098810324605" calcext:value-type="float">
            <text:p>2.4098810324605</text:p>
          </table:table-cell>
          <table:table-cell table:formula="of:=[.D76]/0.0019872041" office:value-type="float" office:value="193.739535863478" calcext:value-type="float">
            <text:p>193.739535863478</text:p>
          </table:table-cell>
          <table:table-cell table:number-columns-repeated="4"/>
          <table:table-cell office:value-type="float" office:value="2.4098810324605" calcext:value-type="float">
            <text:p>2.41</text:p>
          </table:table-cell>
          <table:table-cell office:value-type="float" office:value="193.739535863478" calcext:value-type="float">
            <text:p>193.74</text:p>
          </table:table-cell>
          <table:table-cell table:number-columns-repeated="2"/>
          <table:table-cell office:value-type="string" calcext:value-type="string">
            <text:p>HG</text:p>
          </table:table-cell>
          <table:table-cell office:value-type="float" office:value="2.4098810324605" calcext:value-type="float">
            <text:p>2.41</text:p>
          </table:table-cell>
          <table:table-cell office:value-type="float" office:value="193.739535863478" calcext:value-type="float">
            <text:p>193.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TL</text:p>
          </table:table-cell>
          <table:table-cell office:value-type="float" office:value="4.347" calcext:value-type="float">
            <text:p>4.347</text:p>
          </table:table-cell>
          <table:table-cell office:value-type="float" office:value="0.68" calcext:value-type="float">
            <text:p>0.68</text:p>
          </table:table-cell>
          <table:table-cell table:formula="of:=[.C77]*0.8908987181" office:value-type="float" office:value="3.8727367275807" calcext:value-type="float">
            <text:p>3.8727367275807</text:p>
          </table:table-cell>
          <table:table-cell table:formula="of:=[.D77]/0.0019872041" office:value-type="float" office:value="342.189310096532" calcext:value-type="float">
            <text:p>342.189310096532</text:p>
          </table:table-cell>
          <table:table-cell table:number-columns-repeated="4"/>
          <table:table-cell office:value-type="float" office:value="3.8727367275807" calcext:value-type="float">
            <text:p>3.87</text:p>
          </table:table-cell>
          <table:table-cell office:value-type="float" office:value="342.189310096532" calcext:value-type="float">
            <text:p>342.19</text:p>
          </table:table-cell>
          <table:table-cell table:number-columns-repeated="2"/>
          <table:table-cell office:value-type="string" calcext:value-type="string">
            <text:p>TL</text:p>
          </table:table-cell>
          <table:table-cell office:value-type="float" office:value="3.8727367275807" calcext:value-type="float">
            <text:p>3.87</text:p>
          </table:table-cell>
          <table:table-cell office:value-type="float" office:value="342.189310096532" calcext:value-type="float">
            <text:p>342.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float" office:value="4.297" calcext:value-type="float">
            <text:p>4.297</text:p>
          </table:table-cell>
          <table:table-cell office:value-type="float" office:value="0.663" calcext:value-type="float">
            <text:p>0.663</text:p>
          </table:table-cell>
          <table:table-cell table:formula="of:=[.C78]*0.8908987181" office:value-type="float" office:value="3.8281917916757" calcext:value-type="float">
            <text:p>3.8281917916757</text:p>
          </table:table-cell>
          <table:table-cell table:formula="of:=[.D78]/0.0019872041" office:value-type="float" office:value="333.634577344119" calcext:value-type="float">
            <text:p>333.634577344119</text:p>
          </table:table-cell>
          <table:table-cell table:number-columns-repeated="4"/>
          <table:table-cell office:value-type="float" office:value="3.8281917916757" calcext:value-type="float">
            <text:p>3.83</text:p>
          </table:table-cell>
          <table:table-cell office:value-type="float" office:value="333.634577344119" calcext:value-type="float">
            <text:p>333.63</text:p>
          </table:table-cell>
          <table:table-cell table:number-columns-repeated="2"/>
          <table:table-cell office:value-type="string" calcext:value-type="string">
            <text:p>PB</text:p>
          </table:table-cell>
          <table:table-cell office:value-type="float" office:value="3.8281917916757" calcext:value-type="float">
            <text:p>3.83</text:p>
          </table:table-cell>
          <table:table-cell office:value-type="float" office:value="333.634577344119" calcext:value-type="float">
            <text:p>333.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BI</text:p>
          </table:table-cell>
          <table:table-cell office:value-type="float" office:value="4.37" calcext:value-type="float">
            <text:p>4.37</text:p>
          </table:table-cell>
          <table:table-cell office:value-type="float" office:value="0.518" calcext:value-type="float">
            <text:p>0.518</text:p>
          </table:table-cell>
          <table:table-cell table:formula="of:=[.C79]*0.8908987181" office:value-type="float" office:value="3.893227398097" calcext:value-type="float">
            <text:p>3.893227398097</text:p>
          </table:table-cell>
          <table:table-cell table:formula="of:=[.D79]/0.0019872041" office:value-type="float" office:value="260.66773916177" calcext:value-type="float">
            <text:p>260.66773916177</text:p>
          </table:table-cell>
          <table:table-cell table:number-columns-repeated="4"/>
          <table:table-cell office:value-type="float" office:value="3.893227398097" calcext:value-type="float">
            <text:p>3.89</text:p>
          </table:table-cell>
          <table:table-cell office:value-type="float" office:value="260.66773916177" calcext:value-type="float">
            <text:p>260.67</text:p>
          </table:table-cell>
          <table:table-cell table:number-columns-repeated="2"/>
          <table:table-cell office:value-type="string" calcext:value-type="string">
            <text:p>BI</text:p>
          </table:table-cell>
          <table:table-cell office:value-type="float" office:value="3.893227398097" calcext:value-type="float">
            <text:p>3.89</text:p>
          </table:table-cell>
          <table:table-cell office:value-type="float" office:value="260.66773916177" calcext:value-type="float">
            <text:p>260.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PO</text:p>
          </table:table-cell>
          <table:table-cell office:value-type="float" office:value="4.709" calcext:value-type="float">
            <text:p>4.709</text:p>
          </table:table-cell>
          <table:table-cell office:value-type="float" office:value="0.324" calcext:value-type="float">
            <text:p>0.324</text:p>
          </table:table-cell>
          <table:table-cell table:formula="of:=[.C80]*0.8908987181" office:value-type="float" office:value="4.1952420635329" calcext:value-type="float">
            <text:p>4.1952420635329</text:p>
          </table:table-cell>
          <table:table-cell table:formula="of:=[.D80]/0.0019872041" office:value-type="float" office:value="163.043141869524" calcext:value-type="float">
            <text:p>163.043141869524</text:p>
          </table:table-cell>
          <table:table-cell table:number-columns-repeated="4"/>
          <table:table-cell office:value-type="float" office:value="4.1952420635329" calcext:value-type="float">
            <text:p>4.20</text:p>
          </table:table-cell>
          <table:table-cell office:value-type="float" office:value="163.043141869524" calcext:value-type="float">
            <text:p>163.04</text:p>
          </table:table-cell>
          <table:table-cell table:number-columns-repeated="2"/>
          <table:table-cell office:value-type="string" calcext:value-type="string">
            <text:p>PO</text:p>
          </table:table-cell>
          <table:table-cell office:value-type="float" office:value="4.1952420635329" calcext:value-type="float">
            <text:p>4.20</text:p>
          </table:table-cell>
          <table:table-cell office:value-type="float" office:value="163.043141869524" calcext:value-type="float">
            <text:p>163.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float" office:value="4.75" calcext:value-type="float">
            <text:p>4.75</text:p>
          </table:table-cell>
          <table:table-cell office:value-type="float" office:value="0.284" calcext:value-type="float">
            <text:p>0.284</text:p>
          </table:table-cell>
          <table:table-cell table:formula="of:=[.C81]*0.8908987181" office:value-type="float" office:value="4.231768910975" calcext:value-type="float">
            <text:p>4.231768910975</text:p>
          </table:table-cell>
          <table:table-cell table:formula="of:=[.D81]/0.0019872041" office:value-type="float" office:value="142.914358922669" calcext:value-type="float">
            <text:p>142.914358922669</text:p>
          </table:table-cell>
          <table:table-cell table:number-columns-repeated="4"/>
          <table:table-cell office:value-type="float" office:value="4.231768910975" calcext:value-type="float">
            <text:p>4.23</text:p>
          </table:table-cell>
          <table:table-cell office:value-type="float" office:value="142.914358922669" calcext:value-type="float">
            <text:p>142.91</text:p>
          </table:table-cell>
          <table:table-cell table:number-columns-repeated="2"/>
          <table:table-cell office:value-type="string" calcext:value-type="string">
            <text:p>AT</text:p>
          </table:table-cell>
          <table:table-cell office:value-type="float" office:value="4.231768910975" calcext:value-type="float">
            <text:p>4.23</text:p>
          </table:table-cell>
          <table:table-cell office:value-type="float" office:value="142.914358922669" calcext:value-type="float">
            <text:p>142.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float" office:value="4.9" calcext:value-type="float">
            <text:p>4.9</text:p>
          </table:table-cell>
          <table:table-cell office:value-type="float" office:value="0.05" calcext:value-type="float">
            <text:p>0.05</text:p>
          </table:table-cell>
          <table:table-cell table:formula="of:=[.C82]*0.8908987181" office:value-type="float" office:value="4.36540371869" calcext:value-type="float">
            <text:p>4.36540371869</text:p>
          </table:table-cell>
          <table:table-cell table:formula="of:=[.D82]/0.0019872041" office:value-type="float" office:value="25.1609786835685" calcext:value-type="float">
            <text:p>25.1609786835685</text:p>
          </table:table-cell>
          <table:table-cell table:number-columns-repeated="4"/>
          <table:table-cell office:value-type="float" office:value="4.36540371869" calcext:value-type="float">
            <text:p>4.37</text:p>
          </table:table-cell>
          <table:table-cell office:value-type="float" office:value="25.1609786835685" calcext:value-type="float">
            <text:p>25.16</text:p>
          </table:table-cell>
          <table:table-cell table:number-columns-repeated="2"/>
          <table:table-cell office:value-type="string" calcext:value-type="string">
            <text:p>FR</text:p>
          </table:table-cell>
          <table:table-cell office:value-type="float" office:value="4.36540371869" calcext:value-type="float">
            <text:p>4.37</text:p>
          </table:table-cell>
          <table:table-cell office:value-type="float" office:value="25.1609786835685" calcext:value-type="float">
            <text:p>25.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RA</text:p>
          </table:table-cell>
          <table:table-cell office:value-type="float" office:value="3.677" calcext:value-type="float">
            <text:p>3.677</text:p>
          </table:table-cell>
          <table:table-cell office:value-type="float" office:value="0.404" calcext:value-type="float">
            <text:p>0.404</text:p>
          </table:table-cell>
          <table:table-cell table:formula="of:=[.C83]*0.8908987181" office:value-type="float" office:value="3.2758345864537" calcext:value-type="float">
            <text:p>3.2758345864537</text:p>
          </table:table-cell>
          <table:table-cell table:formula="of:=[.D83]/0.0019872041" office:value-type="float" office:value="203.300707763234" calcext:value-type="float">
            <text:p>203.300707763234</text:p>
          </table:table-cell>
          <table:table-cell table:number-columns-repeated="4"/>
          <table:table-cell office:value-type="float" office:value="3.2758345864537" calcext:value-type="float">
            <text:p>3.28</text:p>
          </table:table-cell>
          <table:table-cell office:value-type="float" office:value="203.300707763234" calcext:value-type="float">
            <text:p>203.30</text:p>
          </table:table-cell>
          <table:table-cell table:number-columns-repeated="2"/>
          <table:table-cell office:value-type="string" calcext:value-type="string">
            <text:p>RA</text:p>
          </table:table-cell>
          <table:table-cell office:value-type="float" office:value="3.2758345864537" calcext:value-type="float">
            <text:p>3.28</text:p>
          </table:table-cell>
          <table:table-cell office:value-type="float" office:value="203.300707763234" calcext:value-type="float">
            <text:p>203.30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2">00/00/0000</text:date>, <text:time style:data-style-name="N2" text:time-value="11:48:52.459582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11:25:28.382364666</meta:creation-date>
    <dc:date>2018-08-02T12:21:16.204201023</dc:date>
    <meta:editing-duration>PT26M26S</meta:editing-duration>
    <meta:editing-cycles>4</meta:editing-cycles>
    <meta:generator>LibreOffice/6.0.3.2$Linux_X86_64 LibreOffice_project/00m0$Build-2</meta:generator>
    <meta:document-statistic meta:table-count="1" meta:cell-count="904" meta:object-count="0"/>
  </office:meta>
</office:document-meta>
</file>